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2.4639in"/>
    </style:style>
    <style:style style:name="t2.B" style:family="table-column">
      <style:table-column-properties style:column-width="0.6313in"/>
    </style:style>
    <style:style style:name="t2.C" style:family="table-column">
      <style:table-column-properties style:column-width="0.8986in"/>
    </style:style>
    <style:style style:name="t2.F" style:family="table-column">
      <style:table-column-properties style:column-width="0.8993in"/>
    </style:style>
    <style:style style:name="t2.A1" style:family="table-cell">
      <style:table-cell-properties style:vertical-align="bottom" fo:padding="0.0382in" fo:border-left="none" fo:border-right="none" fo:border-top="none" fo:border-bottom="0.0007in solid #000000"/>
    </style:style>
    <style:style style:name="t2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fo:padding="0.0382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.8" style:family="table-row">
      <style:table-row-properties style:min-row-height="0.3326in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2.4639in"/>
    </style:style>
    <style:style style:name="t3.B" style:family="table-column">
      <style:table-column-properties style:column-width="0.6313in"/>
    </style:style>
    <style:style style:name="t3.C" style:family="table-column">
      <style:table-column-properties style:column-width="0.8986in"/>
    </style:style>
    <style:style style:name="t3.F" style:family="table-column">
      <style:table-column-properties style:column-width="0.8993in"/>
    </style:style>
    <style:style style:name="t3.A1" style:family="table-cell">
      <style:table-cell-properties style:vertical-align="bottom" fo:padding="0.0382in" fo:border-left="none" fo:border-right="none" fo:border-top="none" fo:border-bottom="0.0007in solid #000000"/>
    </style:style>
    <style:style style:name="t3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3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fo:padding="0.0382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3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3.8" style:family="table-row">
      <style:table-row-properties style:min-row-height="0.3326in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3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2.4639in"/>
    </style:style>
    <style:style style:name="t4.B" style:family="table-column">
      <style:table-column-properties style:column-width="0.6313in"/>
    </style:style>
    <style:style style:name="t4.C" style:family="table-column">
      <style:table-column-properties style:column-width="0.8986in"/>
    </style:style>
    <style:style style:name="t4.F" style:family="table-column">
      <style:table-column-properties style:column-width="0.8993in"/>
    </style:style>
    <style:style style:name="t4.A1" style:family="table-cell">
      <style:table-cell-properties style:vertical-align="bottom" fo:padding="0.0382in" fo:border-left="none" fo:border-right="none" fo:border-top="none" fo:border-bottom="0.0007in solid #000000"/>
    </style:style>
    <style:style style:name="t4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4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fo:padding="0.0382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4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4.8" style:family="table-row">
      <style:table-row-properties style:min-row-height="0.3326in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4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5" style:family="table">
      <style:table-properties style:width="6.6903in" table:align="center" style:may-break-between-rows="false" style:writing-mode="lr-tb"/>
    </style:style>
    <style:style style:name="t5.A" style:family="table-column">
      <style:table-column-properties style:column-width="2.4639in"/>
    </style:style>
    <style:style style:name="t5.B" style:family="table-column">
      <style:table-column-properties style:column-width="0.6313in"/>
    </style:style>
    <style:style style:name="t5.C" style:family="table-column">
      <style:table-column-properties style:column-width="0.8986in"/>
    </style:style>
    <style:style style:name="t5.F" style:family="table-column">
      <style:table-column-properties style:column-width="0.8993in"/>
    </style:style>
    <style:style style:name="t5.A1" style:family="table-cell">
      <style:table-cell-properties style:vertical-align="bottom" fo:padding="0.0382in" fo:border-left="none" fo:border-right="none" fo:border-top="none" fo:border-bottom="0.0007in solid #000000"/>
    </style:style>
    <style:style style:name="t5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5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fo:padding="0.0382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5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5.8" style:family="table-row">
      <style:table-row-properties style:min-row-height="0.3326in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5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6" style:family="table">
      <style:table-properties style:width="6.6903in" table:align="center" style:may-break-between-rows="false" style:writing-mode="lr-tb"/>
    </style:style>
    <style:style style:name="t6.A" style:family="table-column">
      <style:table-column-properties style:column-width="2.4639in"/>
    </style:style>
    <style:style style:name="t6.B" style:family="table-column">
      <style:table-column-properties style:column-width="0.6313in"/>
    </style:style>
    <style:style style:name="t6.C" style:family="table-column">
      <style:table-column-properties style:column-width="0.8986in"/>
    </style:style>
    <style:style style:name="t6.F" style:family="table-column">
      <style:table-column-properties style:column-width="0.8993in"/>
    </style:style>
    <style:style style:name="t6.A1" style:family="table-cell">
      <style:table-cell-properties style:vertical-align="bottom" fo:padding="0.0382in" fo:border-left="none" fo:border-right="none" fo:border-top="none" fo:border-bottom="0.0007in solid #000000"/>
    </style:style>
    <style:style style:name="t6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6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fo:padding="0.0382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6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6.8" style:family="table-row">
      <style:table-row-properties style:min-row-height="0.3326in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6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7" style:family="table">
      <style:table-properties style:width="6.6903in" table:align="center" style:may-break-between-rows="false" style:writing-mode="lr-tb"/>
    </style:style>
    <style:style style:name="t7.A" style:family="table-column">
      <style:table-column-properties style:column-width="2.4639in"/>
    </style:style>
    <style:style style:name="t7.B" style:family="table-column">
      <style:table-column-properties style:column-width="0.6313in"/>
    </style:style>
    <style:style style:name="t7.C" style:family="table-column">
      <style:table-column-properties style:column-width="0.8986in"/>
    </style:style>
    <style:style style:name="t7.F" style:family="table-column">
      <style:table-column-properties style:column-width="0.8993in"/>
    </style:style>
    <style:style style:name="t7.A1" style:family="table-cell">
      <style:table-cell-properties style:vertical-align="bottom" fo:padding="0.0382in" fo:border-left="none" fo:border-right="none" fo:border-top="none" fo:border-bottom="0.0007in solid #000000"/>
    </style:style>
    <style:style style:name="t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fo:padding="0.0382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7.8" style:family="table-row">
      <style:table-row-properties style:min-row-height="0.3326in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8" style:family="table">
      <style:table-properties style:width="6.6903in" table:align="center" style:may-break-between-rows="false" style:writing-mode="lr-tb"/>
    </style:style>
    <style:style style:name="t8.A" style:family="table-column">
      <style:table-column-properties style:column-width="2.4639in"/>
    </style:style>
    <style:style style:name="t8.B" style:family="table-column">
      <style:table-column-properties style:column-width="0.6313in"/>
    </style:style>
    <style:style style:name="t8.C" style:family="table-column">
      <style:table-column-properties style:column-width="0.8986in"/>
    </style:style>
    <style:style style:name="t8.F" style:family="table-column">
      <style:table-column-properties style:column-width="0.8993in"/>
    </style:style>
    <style:style style:name="t8.A1" style:family="table-cell">
      <style:table-cell-properties style:vertical-align="bottom" fo:padding="0.0382in" fo:border-left="none" fo:border-right="none" fo:border-top="none" fo:border-bottom="0.0007in solid #000000"/>
    </style:style>
    <style:style style:name="t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fo:padding="0.0382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8.8" style:family="table-row">
      <style:table-row-properties style:min-row-height="0.3326in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4639in"/>
    </style:style>
    <style:style style:name="t9.B" style:family="table-column">
      <style:table-column-properties style:column-width="0.6313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382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0" style:family="paragraph" style:parent-style-name="Standard">
      <style:text-properties style:font-name="Arial" fo:font-size="5pt" style:font-size-asian="5pt" style:font-name-complex="Arial" style:font-size-complex="5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text-properties fo:font-size="5pt" style:font-size-asian="5pt" style:font-size-complex="5pt"/>
    </style:style>
    <style:style style:name="P19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20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24" style:family="paragraph" style:parent-style-name="Text_20_body">
      <style:paragraph-properties fo:margin-top="0in" fo:margin-bottom="0in" fo:text-align="center" style:justify-single-word="false"/>
      <style:text-properties fo:font-size="6pt" style:font-size-asian="6pt" style:font-size-complex="6pt"/>
    </style:style>
    <style:style style:name="P25" style:family="paragraph" style:parent-style-name="Text_20_body">
      <style:paragraph-properties fo:margin-top="0in" fo:margin-bottom="0in" fo:text-align="center" style:justify-single-wor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0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3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4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5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6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8" style:family="paragraph" style:parent-style-name="Standard">
      <style:paragraph-properties fo:margin-top="0.0402in" fo:margin-bottom="0in" fo:text-align="center" style:justify-single-word="false"/>
      <style:text-properties fo:font-size="6pt" style:font-size-asian="6pt" style:font-size-complex="6pt"/>
    </style:style>
    <style:style style:name="P39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42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43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4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45" style:family="paragraph" style:parent-style-name="Standard">
      <style:text-properties style:font-name="Arial" fo:font-size="9pt" style:font-size-asian="9pt" style:font-size-complex="9pt"/>
    </style:style>
    <style:style style:name="P46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5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5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53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4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font-size-asian="10pt" style:font-name-complex="Arial"/>
    </style:style>
    <style:style style:name="T8" style:family="text">
      <style:text-properties style:font-name="Arial" fo:font-size="10pt" fo:language="ru" fo:country="RU" style:font-size-asian="10pt" style:font-name-complex="Arial"/>
    </style:style>
    <style:style style:name="T9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name-complex="Symbol" style:font-style-complex="italic"/>
    </style:style>
    <style:style style:name="T12" style:family="text">
      <style:text-properties fo:language="en" fo:country="US" fo:font-style="italic" style:font-style-asian="italic" style:font-name-complex="Tahoma" style:font-style-complex="italic"/>
    </style:style>
    <style:style style:name="T13" style:family="text">
      <style:text-properties fo:language="en" fo:country="US" style:font-name-complex="Arial"/>
    </style:style>
    <style:style style:name="T14" style:family="text">
      <style:text-properties fo:font-style="italic" style:font-style-asian="italic" style:font-name-complex="Symbol" style:font-style-complex="italic"/>
    </style:style>
    <style:style style:name="T15" style:family="text">
      <style:text-properties fo:font-style="italic" style:font-name-asian="Times New Roman" style:font-style-asian="italic" style:font-name-complex="Times New Roman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9" style:family="text">
      <style:text-properties style:text-position="sub 58%" fo:language="en" fo:country="US" style:font-name-asian="Times New Roman" style:font-name-complex="Times New Roman"/>
    </style:style>
    <style:style style:name="T20" style:family="text">
      <style:text-properties style:text-position="sub 58%" fo:language="en" fo:country="US" style:font-name-complex="Tahoma"/>
    </style:style>
    <style:style style:name="T21" style:family="text">
      <style:text-properties style:text-position="sub 58%" fo:font-style="italic" style:font-style-asian="italic" style:font-style-complex="italic"/>
    </style:style>
    <style:style style:name="T22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3" style:family="text">
      <style:text-properties fo:language="ru" fo:country="RU"/>
    </style:style>
    <style:style style:name="T24" style:family="text">
      <style:text-properties fo:language="ru" fo:country="RU" style:text-underline-style="solid" style:text-underline-width="auto" style:text-underline-color="font-color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-complex="Arial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9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0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31" style:family="text">
      <style:text-properties style:text-underline-style="none" fo:font-weight="bold" style:font-weight-asian="bold"/>
    </style:style>
    <style:style style:name="T32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3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4" style:family="text">
      <style:text-properties style:use-window-font-color="true" style:font-name="Arial" fo:font-size="10pt" style:font-size-asian="10pt" style:font-name-complex="Arial" style:font-size-complex="10pt"/>
    </style:style>
    <style:style style:name="T35" style:family="text">
      <style:text-properties style:use-window-font-color="true" style:text-position="super 58%" style:font-name="Arial" fo:font-size="10pt" style:font-size-asian="10pt" style:font-name-complex="Arial" style:font-size-complex="10pt"/>
    </style:style>
    <style:style style:name="T36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7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8" style:family="text">
      <style:text-properties style:use-window-font-color="true" style:text-underline-style="solid" style:text-underline-width="auto" style:text-underline-color="font-color"/>
    </style:style>
    <style:style style:name="T39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40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42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43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44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5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6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7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8" style:family="text">
      <style:text-properties style:text-position="super 58%"/>
    </style:style>
    <style:style style:name="T49" style:family="text">
      <style:text-properties style:text-position="0% 100%"/>
    </style:style>
    <style:style style:name="T50" style:family="text">
      <style:text-properties style:text-position="0% 100%" style:font-name-asian="Times New Roman" style:font-name-complex="Times New Roman"/>
    </style:style>
    <style:style style:name="T51" style:family="text">
      <style:text-properties style:font-name-complex="Tahoma"/>
    </style:style>
    <style:style style:name="T52" style:family="text">
      <style:text-properties style:font-name-asian="Times New Roman" style:font-name-complex="Times New Roman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67in" draw:visible-area-height="1.8472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23">ПРОТОКОЛ ПРОВЕРКИ</text:p>
      <text:p text:style-name="P8"/>
      <text:p text:style-name="P19"><text:span text:style-name="T9">Измеритель-сигнализатор СРК-АТ2327</text:span><text:span text:style-name="T3"><text:tab/></text:span><text:span text:style-name="T5">Дата проверки: </text:span><text:span text:style-name="T6">$date </text:span><text:span text:style-name="T5">г.</text:span></text:p>
      <text:p text:style-name="P9"/>
      <text:p text:style-name="P9"><text:span text:style-name="T29">Тип: </text:span><text:span text:style-name="T28">БДК</text:span><text:span text:style-name="T30">Н</text:span><text:span text:style-name="T28">-02 </text:span></text:p>
      <text:p text:style-name="P11"/>
      <text:p text:style-name="P9"><text:span text:style-name="T29">з/н: </text:span><text:span text:style-name="T28">$serial</text:span><text:span text:style-name="T31"><text:tab/></text:span></text:p>
      <text:p text:style-name="P18"/>
      <text:p text:style-name="P7">Диапазон измерения плотности потока нейтронного излучения:</text:p>
      <text:p text:style-name="P21"><text:span text:style-name="T34">БДКН-02: </text:span><text:span text:style-name="T34">0.1 – 10</text:span><text:span text:style-name="T35">4</text:span><text:span text:style-name="T34"> с</text:span><text:span text:style-name="T35">-1</text:span><text:span text:style-name="T34">см</text:span><text:span text:style-name="T35">-2 </text:span><text:span text:style-name="T34">;</text:span></text:p>
      <text:p text:style-name="P20"/>
      <text:p text:style-name="P7">Относительная погрешность измерения:</text:p>
      <text:p text:style-name="P6"><text:span text:style-name="T38">БДКН-02: </text:span><text:span text:style-name="T27">± </text:span><text:span text:style-name="T24">20</text:span><text:span text:style-name="T27"> %</text:span></text:p>
      <text:p text:style-name="P10"/>
      <text:p text:style-name="P5">Условия эксплуатации:</text:p>
      <text:p text:style-name="P33"><text:span text:style-name="T7">- <text:s/></text:span><text:span text:style-name="T4">Температура окружающего воздуха<text:tab/><text:tab/>+</text:span><text:span text:style-name="T7">$temp</text:span><text:span text:style-name="T4"> °</text:span><text:span text:style-name="T7">C</text:span></text:p>
      <text:p text:style-name="P34"><text:span text:style-name="T7">- <text:s/></text:span><text:span text:style-name="T4">Атмосферное давление<text:tab/><text:tab/><text:tab/><text:tab/>98,5 </text:span><text:span text:style-name="T7">kPa</text:span></text:p>
      <text:p text:style-name="P34"><text:span text:style-name="T7">- <text:s/></text:span><text:span text:style-name="T4">Относительная влажность воздуха<text:tab/><text:tab/></text:span><text:span text:style-name="T7">$vlag</text:span><text:span text:style-name="T4"> %</text:span></text:p>
      <text:p text:style-name="P34"><text:span text:style-name="T7">- <text:s/></text:span><text:span text:style-name="T4">Радиационный фон<text:tab/><text:tab/><text:tab/><text:tab/></text:span><text:span text:style-name="T7">$bground</text:span><text:span text:style-name="T4"> </text:span><text:span text:style-name="T8">н</text:span><text:span text:style-name="T4">Зв/ч</text:span></text:p>
      <text:p text:style-name="P30">Эталонные средства измерений:</text:p>
      <text:p text:style-name="P35"><text:span text:style-name="T7">- <text:s/></text:span><text:span text:style-name="T32">$facility_14</text:span><text:span text:style-name="T33">0;</text:span></text:p>
      <text:p text:style-name="P36"/>
      <text:p text:style-name="P37"/>
      <text:p text:style-name="P37">Данные проверки</text:p>
      <text:p text:style-name="P38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39"><text:span text:style-name="T13">Блок детектирования </text:span>нейтронного излучения с БДКН-0<text:span text:style-name="T10">2</text:span> № <text:span text:style-name="T13">$bd_num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13">Плотность потока <text:line-break/>в поверяемой точке <text:span text:style-name="T14"></text:span><text:span text:style-name="T21">0</text:span><text:span text:style-name="T17">i</text:span> ,<text:line-break/>с<text:span text:style-name="T48">-1</text:span>см<text:span text:style-name="T48">-2</text:span></text:p>
          </table:table-cell>
          <table:table-cell table:style-name="t1.B2" office:value-type="string">
            <text:p text:style-name="P12">Фон</text:p>
            <text:p text:style-name="P12"><text:span text:style-name="T10">R=</text:span>2<text:span text:style-name="T10">,0</text:span>м</text:p>
          </table:table-cell>
          <table:table-cell table:style-name="t1.B2" office:value-type="string">
            <text:p text:style-name="P13">ИБН-<text:span text:style-name="T10">8-3</text:span></text:p>
            <text:p text:style-name="P12">№<text:span text:style-name="T10">027</text:span></text:p>
            <text:p text:style-name="P12"><text:span text:style-name="T10">R=2,0</text:span>м</text:p>
            <text:p text:style-name="P49">B(R)=0,600</text:p>
            <text:p text:style-name="P12"><text:span text:style-name="T11"></text:span><text:span text:style-name="T17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1.B2" office:value-type="string">
            <text:p text:style-name="P13">ИБН-<text:span text:style-name="T10">8-6</text:span></text:p>
            <text:p text:style-name="P12">№0<text:span text:style-name="T10">10</text:span></text:p>
            <text:p text:style-name="P12"><text:span text:style-name="T10">R=2,0</text:span>м</text:p>
            <text:p text:style-name="P49">B(R)=0,600</text:p>
            <text:p text:style-name="P12"><text:span text:style-name="T11"></text:span><text:span text:style-name="T17">0i</text:span><text:span text:style-name="T10">=57,</text:span>0</text:p>
            <text:p text:style-name="P12">20-100</text:p>
          </table:table-cell>
          <table:table-cell table:style-name="t1.B2" office:value-type="string">
            <text:p text:style-name="P41">ИБН-8-6</text:p>
            <text:p text:style-name="P40"><text:span text:style-name="T10"><text:s text:c="3"/></text:span>№<text:span text:style-name="T10">010</text:span></text:p>
            <text:p text:style-name="P40"><text:span text:style-name="T10">R=1,0</text:span>м</text:p>
            <text:p text:style-name="P52">B(R)=0,863</text:p>
            <text:p text:style-name="P40"><text:span text:style-name="T11"></text:span><text:span text:style-name="T17">0i</text:span><text:span text:style-name="T10">=235</text:span></text:p>
            <text:p text:style-name="P41">210<text:span text:style-name="T48">2</text:span> - 10<text:span text:style-name="T48">3</text:span></text:p>
          </table:table-cell>
          <table:table-cell table:style-name="t1.F2" office:value-type="string">
            <text:p text:style-name="P41">ИБН-8-6</text:p>
            <text:p text:style-name="P40"><text:span text:style-name="T10"><text:s text:c="3"/></text:span>№<text:span text:style-name="T10">010</text:span></text:p>
            <text:p text:style-name="P40"><text:span text:style-name="T10">R=0,5</text:span>м</text:p>
            <text:p text:style-name="P52">B(R)=0,957</text:p>
            <text:p text:style-name="P40"><text:span text:style-name="T11"></text:span><text:span text:style-name="T17">0i</text:span><text:span text:style-name="T10">=1019</text:span></text:p>
            <text:p text:style-name="P41">210<text:span text:style-name="T48">3</text:span> - 10<text:span text:style-name="T48">4</text:span></text:p>
          </table:table-cell>
        </table:table-row>
        <table:table-row>
          <table:table-cell table:style-name="t1.A3" office:value-type="string">
            <text:p text:style-name="P14">Показания прибора в поверяемой точке <text:s/><text:span text:style-name="T14"></text:span><text:span text:style-name="T21">0</text:span><text:span text:style-name="T17">i</text:span>, с<text:span text:style-name="T48">-1</text:span>см<text:span text:style-name="T48">-2 </text:span><text:span text:style-name="T49">,</text:span>ст, %</text:p>
          </table:table-cell>
          <table:table-cell table:style-name="t1.B3" office:value-type="string">
            <text:p text:style-name="P13"/>
          </table:table-cell>
          <table:table-cell table:style-name="t1.B3" office:value-type="string">
            <text:p text:style-name="P15">$1-61</text:p>
            <text:p text:style-name="P15">$1-71</text:p>
            <text:p text:style-name="P15">$1-81</text:p>
          </table:table-cell>
          <table:table-cell table:style-name="t1.B3" office:value-type="string">
            <text:p text:style-name="P15">$1-62</text:p>
            <text:p text:style-name="P15">$1-72</text:p>
            <text:p text:style-name="P15">$1-82</text:p>
          </table:table-cell>
          <table:table-cell table:style-name="t1.B3" office:value-type="string">
            <text:p text:style-name="P15">$1-63</text:p>
            <text:p text:style-name="P15">$1-73</text:p>
            <text:p text:style-name="P15">$1-83</text:p>
          </table:table-cell>
          <table:table-cell table:style-name="t1.F3" office:value-type="string">
            <text:p text:style-name="P15">$1-64</text:p>
            <text:p text:style-name="P15">$1-74</text:p>
            <text:p text:style-name="P15">$1-84</text:p>
          </table:table-cell>
        </table:table-row>
        <table:table-row>
          <table:table-cell table:style-name="t1.A3" office:value-type="string">
            <text:p text:style-name="P14">Среднее значение показаний, <text:span text:style-name="T14"></text:span><text:span text:style-name="T17">i</text:span>, с<text:span text:style-name="T48">-1</text:span>см<text:span text:style-name="T48">-2</text:span></text:p>
          </table:table-cell>
          <table:table-cell table:style-name="t1.B3" office:value-type="string">
            <text:p text:style-name="P15">$<text:span text:style-name="T23">1</text:span>-00</text:p>
          </table:table-cell>
          <table:table-cell table:style-name="t1.B3" office:value-type="string">
            <text:p text:style-name="P15">$<text:span text:style-name="T23">1</text:span>-01</text:p>
          </table:table-cell>
          <table:table-cell table:style-name="t1.B3" office:value-type="string">
            <text:p text:style-name="P15">$<text:span text:style-name="T23">1</text:span>-02</text:p>
          </table:table-cell>
          <table:table-cell table:style-name="t1.B3" office:value-type="string">
            <text:p text:style-name="P15">$<text:span text:style-name="T23">1</text:span>-03</text:p>
          </table:table-cell>
          <table:table-cell table:style-name="t1.F3" office:value-type="string">
            <text:p text:style-name="P15">$<text:span text:style-name="T23">1</text:span>-04</text:p>
          </table:table-cell>
        </table:table-row>
        <table:table-row>
          <table:table-cell table:style-name="t1.A3" office:value-type="string">
            <text:p text:style-name="P14">Результат измерения плотности потока в поверяемой точке</text:p>
            <text:p text:style-name="P45"><text:span text:style-name="T14"></text:span><text:span text:style-name="T18">np</text:span><text:span text:style-name="T17">i</text:span>, <text:span text:style-name="T16">с</text:span><text:span text:style-name="T48">-1</text:span><text:span text:style-name="T16"></text:span><text:span text:style-name="T49">см</text:span><text:span text:style-name="T48">-2</text:span></text:p>
          </table:table-cell>
          <table:table-cell table:style-name="t1.B3" office:value-type="string">
            <text:p text:style-name="P13"/>
          </table:table-cell>
          <table:table-cell table:style-name="t1.B3" office:value-type="string">
            <text:p text:style-name="P15">$1-n21</text:p>
          </table:table-cell>
          <table:table-cell table:style-name="t1.B3" office:value-type="string">
            <text:p text:style-name="P15">$1-n22</text:p>
          </table:table-cell>
          <table:table-cell table:style-name="t1.B3" office:value-type="string">
            <text:p text:style-name="P15">$1-n23</text:p>
          </table:table-cell>
          <table:table-cell table:style-name="t1.F3" office:value-type="string">
            <text:p text:style-name="P15">$1-n24</text:p>
          </table:table-cell>
        </table:table-row>
        <table:table-row>
          <table:table-cell table:style-name="t1.A3" office:value-type="string">
            <text:p text:style-name="P14">Основная относительная погрешность измерения, <text:span text:style-name="T51">Δ</text:span><text:span text:style-name="T12">i</text:span>%</text:p>
          </table:table-cell>
          <table:table-cell table:style-name="t1.B3" office:value-type="string">
            <text:p text:style-name="P13"/>
          </table:table-cell>
          <table:table-cell table:style-name="t1.B3" office:value-type="string">
            <text:p text:style-name="P15">$1-n31</text:p>
          </table:table-cell>
          <table:table-cell table:style-name="t1.B3" office:value-type="string">
            <text:p text:style-name="P15">$1-n32</text:p>
          </table:table-cell>
          <table:table-cell table:style-name="t1.B3" office:value-type="string">
            <text:p text:style-name="P15">$1-n33</text:p>
          </table:table-cell>
          <table:table-cell table:style-name="t1.F3" office:value-type="string">
            <text:p text:style-name="P15">$1-n34</text:p>
          </table:table-cell>
        </table:table-row>
        <table:table-row>
          <table:table-cell table:style-name="t1.A3" office:value-type="string">
            <text:p text:style-name="P14">Доверительная граница основной относительной погрешности <text:span text:style-name="T51">Δ</text:span><text:span text:style-name="T12">i</text:span>, %</text:p>
          </table:table-cell>
          <table:table-cell table:style-name="t1.B3" office:value-type="string">
            <text:p text:style-name="P13"/>
            <text:p text:style-name="P12"/>
          </table:table-cell>
          <table:table-cell table:style-name="t1.B3" office:value-type="string">
            <text:p text:style-name="P15">$1-n41</text:p>
          </table:table-cell>
          <table:table-cell table:style-name="t1.B3" office:value-type="string">
            <text:p text:style-name="P15">$1-n42</text:p>
          </table:table-cell>
          <table:table-cell table:style-name="t1.B3" office:value-type="string">
            <text:p text:style-name="P15">$1-n43</text:p>
          </table:table-cell>
          <table:table-cell table:style-name="t1.F3" office:value-type="string">
            <text:p text:style-name="P15">$1-n44</text:p>
          </table:table-cell>
        </table:table-row>
        <table:table-row table:style-name="t1.8">
          <table:table-cell table:style-name="t1.A8" office:value-type="string">
            <text:p text:style-name="P43"><text:span text:style-name="T25">Пределосновной </text:span>относительной погрешности ,%</text:p>
          </table:table-cell>
          <table:table-cell table:style-name="t1.B8" office:value-type="string">
            <text:p text:style-name="P13"/>
          </table:table-cell>
          <table:table-cell table:style-name="t1.C8" table:number-columns-spanned="4" office:value-type="string">
            <text:p text:style-name="P13">±<text:span text:style-name="T23">20</text:span>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 table:number-columns-repeated="3"/>
        <table:table-column table:style-name="t2.F"/>
        <text:soft-page-break/>
        <table:table-row>
          <table:table-cell table:style-name="t2.A1" table:number-columns-spanned="6" office:value-type="string">
            <text:p text:style-name="P39"><text:span text:style-name="T13">Блок детектирования </text:span>нейтронного излучения с БДКН-0<text:span text:style-name="T10">2</text:span> № <text:span text:style-name="T13">$bd_num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13">Плотность потока <text:line-break/>в поверяемой точке <text:span text:style-name="T14"></text:span><text:span text:style-name="T21">0</text:span><text:span text:style-name="T17">i</text:span> ,<text:line-break/>с<text:span text:style-name="T48">-1</text:span>см<text:span text:style-name="T48">-2</text:span></text:p>
          </table:table-cell>
          <table:table-cell table:style-name="t2.B2" office:value-type="string">
            <text:p text:style-name="P12">Фон</text:p>
            <text:p text:style-name="P12"><text:span text:style-name="T10">R=</text:span>2<text:span text:style-name="T10">,0</text:span>м</text:p>
          </table:table-cell>
          <table:table-cell table:style-name="t2.B2" office:value-type="string">
            <text:p text:style-name="P13">ИБН-<text:span text:style-name="T10">8-3</text:span></text:p>
            <text:p text:style-name="P12">№<text:span text:style-name="T10">027</text:span></text:p>
            <text:p text:style-name="P12"><text:span text:style-name="T10">R=2,0</text:span>м</text:p>
            <text:p text:style-name="P49">B(R)=0,600</text:p>
            <text:p text:style-name="P12"><text:span text:style-name="T11"></text:span><text:span text:style-name="T17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2.B2" office:value-type="string">
            <text:p text:style-name="P13">ИБН-<text:span text:style-name="T10">8-6</text:span></text:p>
            <text:p text:style-name="P12">№0<text:span text:style-name="T10">10</text:span></text:p>
            <text:p text:style-name="P12"><text:span text:style-name="T10">R=2,0</text:span>м</text:p>
            <text:p text:style-name="P49">B(R)=0,600</text:p>
            <text:p text:style-name="P12"><text:span text:style-name="T11"></text:span><text:span text:style-name="T17">0i</text:span><text:span text:style-name="T10">=57,</text:span>0</text:p>
            <text:p text:style-name="P12">20-100</text:p>
          </table:table-cell>
          <table:table-cell table:style-name="t2.B2" office:value-type="string">
            <text:p text:style-name="P41">ИБН-8-6</text:p>
            <text:p text:style-name="P40"><text:span text:style-name="T10"><text:s text:c="3"/></text:span>№<text:span text:style-name="T10">010</text:span></text:p>
            <text:p text:style-name="P40"><text:span text:style-name="T10">R=1,0</text:span>м</text:p>
            <text:p text:style-name="P52">B(R)=0,863</text:p>
            <text:p text:style-name="P40"><text:span text:style-name="T11"></text:span><text:span text:style-name="T17">0i</text:span><text:span text:style-name="T10">=235</text:span></text:p>
            <text:p text:style-name="P41">210<text:span text:style-name="T48">2</text:span> - 10<text:span text:style-name="T48">3</text:span></text:p>
          </table:table-cell>
          <table:table-cell table:style-name="t2.F2" office:value-type="string">
            <text:p text:style-name="P41">ИБН-8-6</text:p>
            <text:p text:style-name="P40"><text:span text:style-name="T10"><text:s text:c="3"/></text:span>№<text:span text:style-name="T10">010</text:span></text:p>
            <text:p text:style-name="P40"><text:span text:style-name="T10">R=0,5</text:span>м</text:p>
            <text:p text:style-name="P52">B(R)=0,957</text:p>
            <text:p text:style-name="P40"><text:span text:style-name="T11"></text:span><text:span text:style-name="T17">0i</text:span><text:span text:style-name="T10">=1019</text:span></text:p>
            <text:p text:style-name="P41">210<text:span text:style-name="T48">3</text:span> - 10<text:span text:style-name="T48">4</text:span></text:p>
          </table:table-cell>
        </table:table-row>
        <table:table-row>
          <table:table-cell table:style-name="t2.A3" office:value-type="string">
            <text:p text:style-name="P14">Показания прибора в поверяемой точке <text:s/><text:span text:style-name="T14"></text:span><text:span text:style-name="T21">0</text:span><text:span text:style-name="T17">i</text:span>, с<text:span text:style-name="T48">-1</text:span>см<text:span text:style-name="T48">-2 </text:span><text:span text:style-name="T49">,</text:span>ст, %</text:p>
          </table:table-cell>
          <table:table-cell table:style-name="t2.B3" office:value-type="string">
            <text:p text:style-name="P13"/>
          </table:table-cell>
          <table:table-cell table:style-name="t2.B3" office:value-type="string">
            <text:p text:style-name="P15">$2-61</text:p>
            <text:p text:style-name="P15">$2-71</text:p>
            <text:p text:style-name="P15">$2-81</text:p>
          </table:table-cell>
          <table:table-cell table:style-name="t2.B3" office:value-type="string">
            <text:p text:style-name="P15">$2-62</text:p>
            <text:p text:style-name="P15">$2-72</text:p>
            <text:p text:style-name="P15">$2-82</text:p>
          </table:table-cell>
          <table:table-cell table:style-name="t2.B3" office:value-type="string">
            <text:p text:style-name="P15">$2-63</text:p>
            <text:p text:style-name="P15">$2-73</text:p>
            <text:p text:style-name="P15">$2-83</text:p>
          </table:table-cell>
          <table:table-cell table:style-name="t2.F3" office:value-type="string">
            <text:p text:style-name="P15">$2-64</text:p>
            <text:p text:style-name="P15">$2-74</text:p>
            <text:p text:style-name="P15">$2-84</text:p>
          </table:table-cell>
        </table:table-row>
        <table:table-row>
          <table:table-cell table:style-name="t2.A3" office:value-type="string">
            <text:p text:style-name="P14">Среднее значение показаний, <text:span text:style-name="T14"></text:span><text:span text:style-name="T17">i</text:span>, с<text:span text:style-name="T48">-1</text:span>см<text:span text:style-name="T48">-2</text:span></text:p>
          </table:table-cell>
          <table:table-cell table:style-name="t2.B3" office:value-type="string">
            <text:p text:style-name="P15">$2-00</text:p>
          </table:table-cell>
          <table:table-cell table:style-name="t2.B3" office:value-type="string">
            <text:p text:style-name="P15">$2-01</text:p>
          </table:table-cell>
          <table:table-cell table:style-name="t2.B3" office:value-type="string">
            <text:p text:style-name="P15">$2-02</text:p>
          </table:table-cell>
          <table:table-cell table:style-name="t2.B3" office:value-type="string">
            <text:p text:style-name="P15">$2-03</text:p>
          </table:table-cell>
          <table:table-cell table:style-name="t2.F3" office:value-type="string">
            <text:p text:style-name="P15">$2-04</text:p>
          </table:table-cell>
        </table:table-row>
        <table:table-row>
          <table:table-cell table:style-name="t2.A3" office:value-type="string">
            <text:p text:style-name="P14">Результат измерения плотности потока в поверяемой точке</text:p>
            <text:p text:style-name="P45"><text:span text:style-name="T14"></text:span><text:span text:style-name="T18">np</text:span><text:span text:style-name="T17">i</text:span>, <text:span text:style-name="T16">с</text:span><text:span text:style-name="T48">-1</text:span><text:span text:style-name="T16"></text:span><text:span text:style-name="T49">см</text:span><text:span text:style-name="T48">-2</text:span></text:p>
          </table:table-cell>
          <table:table-cell table:style-name="t2.B3" office:value-type="string">
            <text:p text:style-name="P13"/>
          </table:table-cell>
          <table:table-cell table:style-name="t2.B3" office:value-type="string">
            <text:p text:style-name="P15">$2-n21</text:p>
          </table:table-cell>
          <table:table-cell table:style-name="t2.B3" office:value-type="string">
            <text:p text:style-name="P15">$2-n22</text:p>
          </table:table-cell>
          <table:table-cell table:style-name="t2.B3" office:value-type="string">
            <text:p text:style-name="P15">$2-n23</text:p>
          </table:table-cell>
          <table:table-cell table:style-name="t2.F3" office:value-type="string">
            <text:p text:style-name="P15">$2-n24</text:p>
          </table:table-cell>
        </table:table-row>
        <table:table-row>
          <table:table-cell table:style-name="t2.A3" office:value-type="string">
            <text:p text:style-name="P14">Основная относительная погрешность измерения, <text:span text:style-name="T51">Δ</text:span><text:span text:style-name="T12">i</text:span>%</text:p>
          </table:table-cell>
          <table:table-cell table:style-name="t2.B3" office:value-type="string">
            <text:p text:style-name="P13"/>
          </table:table-cell>
          <table:table-cell table:style-name="t2.B3" office:value-type="string">
            <text:p text:style-name="P15">$2-n31</text:p>
          </table:table-cell>
          <table:table-cell table:style-name="t2.B3" office:value-type="string">
            <text:p text:style-name="P15">$2-n32</text:p>
          </table:table-cell>
          <table:table-cell table:style-name="t2.B3" office:value-type="string">
            <text:p text:style-name="P15">$2-n33</text:p>
          </table:table-cell>
          <table:table-cell table:style-name="t2.F3" office:value-type="string">
            <text:p text:style-name="P15">$2-n34</text:p>
          </table:table-cell>
        </table:table-row>
        <table:table-row>
          <table:table-cell table:style-name="t2.A3" office:value-type="string">
            <text:p text:style-name="P14">Доверительная граница основной относительной погрешности <text:span text:style-name="T51">Δ</text:span><text:span text:style-name="T12">i</text:span>, %</text:p>
          </table:table-cell>
          <table:table-cell table:style-name="t2.B3" office:value-type="string">
            <text:p text:style-name="P13"/>
            <text:p text:style-name="P12"/>
          </table:table-cell>
          <table:table-cell table:style-name="t2.B3" office:value-type="string">
            <text:p text:style-name="P15">$2-n41</text:p>
          </table:table-cell>
          <table:table-cell table:style-name="t2.B3" office:value-type="string">
            <text:p text:style-name="P15">$2-n42</text:p>
          </table:table-cell>
          <table:table-cell table:style-name="t2.B3" office:value-type="string">
            <text:p text:style-name="P15">$2-n43</text:p>
          </table:table-cell>
          <table:table-cell table:style-name="t2.F3" office:value-type="string">
            <text:p text:style-name="P15">$2-n44</text:p>
          </table:table-cell>
        </table:table-row>
        <table:table-row table:style-name="t2.8">
          <table:table-cell table:style-name="t2.A8" office:value-type="string">
            <text:p text:style-name="P43"><text:span text:style-name="T25">Пределосновной </text:span>относительной погрешности ,%</text:p>
          </table:table-cell>
          <table:table-cell table:style-name="t2.B8" office:value-type="string">
            <text:p text:style-name="P13"/>
          </table:table-cell>
          <table:table-cell table:style-name="t2.C8" table:number-columns-spanned="4" office:value-type="string">
            <text:p text:style-name="P13">±<text:span text:style-name="T23">20</text:span>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 table:number-columns-repeated="3"/>
        <table:table-column table:style-name="t3.F"/>
        <table:table-row>
          <table:table-cell table:style-name="t3.A1" table:number-columns-spanned="6" office:value-type="string">
            <text:p text:style-name="P39"><text:span text:style-name="T13">Блок детектирования </text:span>нейтронного излучения с БДКН-0<text:span text:style-name="T10">2</text:span> № <text:span text:style-name="T13">$bd_num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13">Плотность потока <text:line-break/>в поверяемой точке <text:span text:style-name="T14"></text:span><text:span text:style-name="T21">0</text:span><text:span text:style-name="T17">i</text:span> ,<text:line-break/>с<text:span text:style-name="T48">-1</text:span>см<text:span text:style-name="T48">-2</text:span></text:p>
          </table:table-cell>
          <table:table-cell table:style-name="t3.B2" office:value-type="string">
            <text:p text:style-name="P12">Фон</text:p>
            <text:p text:style-name="P12"><text:span text:style-name="T10">R=</text:span>2<text:span text:style-name="T10">,0</text:span>м</text:p>
          </table:table-cell>
          <table:table-cell table:style-name="t3.B2" office:value-type="string">
            <text:p text:style-name="P13">ИБН-<text:span text:style-name="T10">8-3</text:span></text:p>
            <text:p text:style-name="P12">№<text:span text:style-name="T10">027</text:span></text:p>
            <text:p text:style-name="P12"><text:span text:style-name="T10">R=2,0</text:span>м</text:p>
            <text:p text:style-name="P49">B(R)=0,600</text:p>
            <text:p text:style-name="P12"><text:span text:style-name="T11"></text:span><text:span text:style-name="T17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3.B2" office:value-type="string">
            <text:p text:style-name="P13">ИБН-<text:span text:style-name="T10">8-6</text:span></text:p>
            <text:p text:style-name="P12">№0<text:span text:style-name="T10">10</text:span></text:p>
            <text:p text:style-name="P12"><text:span text:style-name="T10">R=2,0</text:span>м</text:p>
            <text:p text:style-name="P49">B(R)=0,600</text:p>
            <text:p text:style-name="P12"><text:span text:style-name="T11"></text:span><text:span text:style-name="T17">0i</text:span><text:span text:style-name="T10">=57,</text:span>0</text:p>
            <text:p text:style-name="P12">20-100</text:p>
          </table:table-cell>
          <table:table-cell table:style-name="t3.B2" office:value-type="string">
            <text:p text:style-name="P41">ИБН-8-6</text:p>
            <text:p text:style-name="P40"><text:span text:style-name="T10"><text:s text:c="3"/></text:span>№<text:span text:style-name="T10">010</text:span></text:p>
            <text:p text:style-name="P40"><text:span text:style-name="T10">R=1,0</text:span>м</text:p>
            <text:p text:style-name="P52">B(R)=0,863</text:p>
            <text:p text:style-name="P40"><text:span text:style-name="T11"></text:span><text:span text:style-name="T17">0i</text:span><text:span text:style-name="T10">=235</text:span></text:p>
            <text:p text:style-name="P41">210<text:span text:style-name="T48">2</text:span> - 10<text:span text:style-name="T48">3</text:span></text:p>
          </table:table-cell>
          <table:table-cell table:style-name="t3.F2" office:value-type="string">
            <text:p text:style-name="P41">ИБН-8-6</text:p>
            <text:p text:style-name="P40"><text:span text:style-name="T10"><text:s text:c="3"/></text:span>№<text:span text:style-name="T10">010</text:span></text:p>
            <text:p text:style-name="P40"><text:span text:style-name="T10">R=0,5</text:span>м</text:p>
            <text:p text:style-name="P52">B(R)=0,957</text:p>
            <text:p text:style-name="P40"><text:span text:style-name="T11"></text:span><text:span text:style-name="T17">0i</text:span><text:span text:style-name="T10">=1019</text:span></text:p>
            <text:p text:style-name="P41">210<text:span text:style-name="T48">3</text:span> - 10<text:span text:style-name="T48">4</text:span></text:p>
          </table:table-cell>
        </table:table-row>
        <table:table-row>
          <table:table-cell table:style-name="t3.A3" office:value-type="string">
            <text:p text:style-name="P14">Показания прибора в поверяемой точке <text:s/><text:span text:style-name="T14"></text:span><text:span text:style-name="T21">0</text:span><text:span text:style-name="T17">i</text:span>, с<text:span text:style-name="T48">-1</text:span>см<text:span text:style-name="T48">-2 </text:span><text:span text:style-name="T49">,</text:span>ст, %</text:p>
          </table:table-cell>
          <table:table-cell table:style-name="t3.B3" office:value-type="string">
            <text:p text:style-name="P13"/>
          </table:table-cell>
          <table:table-cell table:style-name="t3.B3" office:value-type="string">
            <text:p text:style-name="P15">$3-61</text:p>
            <text:p text:style-name="P15">$3-71</text:p>
            <text:p text:style-name="P15">$3-81</text:p>
          </table:table-cell>
          <table:table-cell table:style-name="t3.B3" office:value-type="string">
            <text:p text:style-name="P15">$3-62</text:p>
            <text:p text:style-name="P15">$3-72</text:p>
            <text:p text:style-name="P15">$3-82</text:p>
          </table:table-cell>
          <table:table-cell table:style-name="t3.B3" office:value-type="string">
            <text:p text:style-name="P15">$3-63</text:p>
            <text:p text:style-name="P15">$3-73</text:p>
            <text:p text:style-name="P15">$3-83</text:p>
          </table:table-cell>
          <table:table-cell table:style-name="t3.F3" office:value-type="string">
            <text:p text:style-name="P15">$3-64</text:p>
            <text:p text:style-name="P15">$3-74</text:p>
            <text:p text:style-name="P15">$3-84</text:p>
          </table:table-cell>
        </table:table-row>
        <table:table-row>
          <table:table-cell table:style-name="t3.A3" office:value-type="string">
            <text:p text:style-name="P14">Среднее значение показаний, <text:span text:style-name="T14"></text:span><text:span text:style-name="T17">i</text:span>, с<text:span text:style-name="T48">-1</text:span>см<text:span text:style-name="T48">-2</text:span></text:p>
          </table:table-cell>
          <table:table-cell table:style-name="t3.B3" office:value-type="string">
            <text:p text:style-name="P15">$3-00</text:p>
          </table:table-cell>
          <table:table-cell table:style-name="t3.B3" office:value-type="string">
            <text:p text:style-name="P15">$3-01</text:p>
          </table:table-cell>
          <table:table-cell table:style-name="t3.B3" office:value-type="string">
            <text:p text:style-name="P15">$3-02</text:p>
          </table:table-cell>
          <table:table-cell table:style-name="t3.B3" office:value-type="string">
            <text:p text:style-name="P15">$3-03</text:p>
          </table:table-cell>
          <table:table-cell table:style-name="t3.F3" office:value-type="string">
            <text:p text:style-name="P15">$3-04</text:p>
          </table:table-cell>
        </table:table-row>
        <table:table-row>
          <table:table-cell table:style-name="t3.A3" office:value-type="string">
            <text:p text:style-name="P14">Результат измерения плотности потока в поверяемой точке</text:p>
            <text:p text:style-name="P45"><text:span text:style-name="T14"></text:span><text:span text:style-name="T18">np</text:span><text:span text:style-name="T17">i</text:span>, <text:span text:style-name="T16">с</text:span><text:span text:style-name="T48">-1</text:span><text:span text:style-name="T16"></text:span><text:span text:style-name="T49">см</text:span><text:span text:style-name="T48">-2</text:span></text:p>
          </table:table-cell>
          <table:table-cell table:style-name="t3.B3" office:value-type="string">
            <text:p text:style-name="P13"/>
          </table:table-cell>
          <table:table-cell table:style-name="t3.B3" office:value-type="string">
            <text:p text:style-name="P15">$3-n21</text:p>
          </table:table-cell>
          <table:table-cell table:style-name="t3.B3" office:value-type="string">
            <text:p text:style-name="P15">$3-n22</text:p>
          </table:table-cell>
          <table:table-cell table:style-name="t3.B3" office:value-type="string">
            <text:p text:style-name="P15">$3-n23</text:p>
          </table:table-cell>
          <table:table-cell table:style-name="t3.F3" office:value-type="string">
            <text:p text:style-name="P15">$3-n24</text:p>
          </table:table-cell>
        </table:table-row>
        <table:table-row>
          <table:table-cell table:style-name="t3.A3" office:value-type="string">
            <text:p text:style-name="P14">Основная относительная погрешность измерения, <text:span text:style-name="T51">Δ</text:span><text:span text:style-name="T12">i</text:span>%</text:p>
          </table:table-cell>
          <table:table-cell table:style-name="t3.B3" office:value-type="string">
            <text:p text:style-name="P13"/>
          </table:table-cell>
          <table:table-cell table:style-name="t3.B3" office:value-type="string">
            <text:p text:style-name="P15">$3-n31</text:p>
          </table:table-cell>
          <table:table-cell table:style-name="t3.B3" office:value-type="string">
            <text:p text:style-name="P15">$3-n32</text:p>
          </table:table-cell>
          <table:table-cell table:style-name="t3.B3" office:value-type="string">
            <text:p text:style-name="P15">$3-n33</text:p>
          </table:table-cell>
          <table:table-cell table:style-name="t3.F3" office:value-type="string">
            <text:p text:style-name="P15">$3-n34</text:p>
          </table:table-cell>
        </table:table-row>
        <table:table-row>
          <table:table-cell table:style-name="t3.A3" office:value-type="string">
            <text:p text:style-name="P14">Доверительная граница основной относительной погрешности <text:span text:style-name="T51">Δ</text:span><text:span text:style-name="T12">i</text:span>, %</text:p>
          </table:table-cell>
          <table:table-cell table:style-name="t3.B3" office:value-type="string">
            <text:p text:style-name="P13"/>
            <text:p text:style-name="P12"/>
          </table:table-cell>
          <table:table-cell table:style-name="t3.B3" office:value-type="string">
            <text:p text:style-name="P15">$3-n41</text:p>
          </table:table-cell>
          <table:table-cell table:style-name="t3.B3" office:value-type="string">
            <text:p text:style-name="P15">$3-n42</text:p>
          </table:table-cell>
          <table:table-cell table:style-name="t3.B3" office:value-type="string">
            <text:p text:style-name="P15">$3-n43</text:p>
          </table:table-cell>
          <table:table-cell table:style-name="t3.F3" office:value-type="string">
            <text:p text:style-name="P15">$3-n44</text:p>
          </table:table-cell>
        </table:table-row>
        <table:table-row table:style-name="t3.8">
          <table:table-cell table:style-name="t3.A8" office:value-type="string">
            <text:p text:style-name="P43"><text:span text:style-name="T25">Пределосновной </text:span>относительной погрешности ,%</text:p>
          </table:table-cell>
          <table:table-cell table:style-name="t3.B8" office:value-type="string">
            <text:p text:style-name="P13"/>
          </table:table-cell>
          <table:table-cell table:style-name="t3.C8" table:number-columns-spanned="4" office:value-type="string">
            <text:p text:style-name="P13">±<text:span text:style-name="T23">20</text:span>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 table:number-columns-repeated="3"/>
        <table:table-column table:style-name="t4.F"/>
        <text:soft-page-break/>
        <table:table-row>
          <table:table-cell table:style-name="t4.A1" table:number-columns-spanned="6" office:value-type="string">
            <text:p text:style-name="P39"><text:span text:style-name="T13">Блок детектирования </text:span>нейтронного излучения с БДКН-0<text:span text:style-name="T10">2</text:span> № <text:span text:style-name="T13">$bd_num4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13">Плотность потока <text:line-break/>в поверяемой точке <text:span text:style-name="T14"></text:span><text:span text:style-name="T21">0</text:span><text:span text:style-name="T17">i</text:span> ,<text:line-break/>с<text:span text:style-name="T48">-1</text:span>см<text:span text:style-name="T48">-2</text:span></text:p>
          </table:table-cell>
          <table:table-cell table:style-name="t4.B2" office:value-type="string">
            <text:p text:style-name="P12">Фон</text:p>
            <text:p text:style-name="P12"><text:span text:style-name="T10">R=</text:span>2<text:span text:style-name="T10">,0</text:span>м</text:p>
          </table:table-cell>
          <table:table-cell table:style-name="t4.B2" office:value-type="string">
            <text:p text:style-name="P13">ИБН-<text:span text:style-name="T10">8-3</text:span></text:p>
            <text:p text:style-name="P12">№<text:span text:style-name="T10">027</text:span></text:p>
            <text:p text:style-name="P12"><text:span text:style-name="T10">R=2,0</text:span>м</text:p>
            <text:p text:style-name="P49">B(R)=0,600</text:p>
            <text:p text:style-name="P12"><text:span text:style-name="T11"></text:span><text:span text:style-name="T17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4.B2" office:value-type="string">
            <text:p text:style-name="P13">ИБН-<text:span text:style-name="T10">8-6</text:span></text:p>
            <text:p text:style-name="P12">№0<text:span text:style-name="T10">10</text:span></text:p>
            <text:p text:style-name="P12"><text:span text:style-name="T10">R=2,0</text:span>м</text:p>
            <text:p text:style-name="P49">B(R)=0,600</text:p>
            <text:p text:style-name="P12"><text:span text:style-name="T11"></text:span><text:span text:style-name="T17">0i</text:span><text:span text:style-name="T10">=57,</text:span>0</text:p>
            <text:p text:style-name="P12">20-100</text:p>
          </table:table-cell>
          <table:table-cell table:style-name="t4.B2" office:value-type="string">
            <text:p text:style-name="P41">ИБН-8-6</text:p>
            <text:p text:style-name="P40"><text:span text:style-name="T10"><text:s text:c="3"/></text:span>№<text:span text:style-name="T10">010</text:span></text:p>
            <text:p text:style-name="P40"><text:span text:style-name="T10">R=1,0</text:span>м</text:p>
            <text:p text:style-name="P52">B(R)=0,863</text:p>
            <text:p text:style-name="P40"><text:span text:style-name="T11"></text:span><text:span text:style-name="T17">0i</text:span><text:span text:style-name="T10">=235</text:span></text:p>
            <text:p text:style-name="P41">210<text:span text:style-name="T48">2</text:span> - 10<text:span text:style-name="T48">3</text:span></text:p>
          </table:table-cell>
          <table:table-cell table:style-name="t4.F2" office:value-type="string">
            <text:p text:style-name="P41">ИБН-8-6</text:p>
            <text:p text:style-name="P40"><text:span text:style-name="T10"><text:s text:c="3"/></text:span>№<text:span text:style-name="T10">010</text:span></text:p>
            <text:p text:style-name="P40"><text:span text:style-name="T10">R=0,5</text:span>м</text:p>
            <text:p text:style-name="P52">B(R)=0,957</text:p>
            <text:p text:style-name="P40"><text:span text:style-name="T11"></text:span><text:span text:style-name="T17">0i</text:span><text:span text:style-name="T10">=1019</text:span></text:p>
            <text:p text:style-name="P41">210<text:span text:style-name="T48">3</text:span> - 10<text:span text:style-name="T48">4</text:span></text:p>
          </table:table-cell>
        </table:table-row>
        <table:table-row>
          <table:table-cell table:style-name="t4.A3" office:value-type="string">
            <text:p text:style-name="P14">Показания прибора в поверяемой точке <text:s/><text:span text:style-name="T14"></text:span><text:span text:style-name="T21">0</text:span><text:span text:style-name="T17">i</text:span>, с<text:span text:style-name="T48">-1</text:span>см<text:span text:style-name="T48">-2 </text:span><text:span text:style-name="T49">,</text:span>ст, %</text:p>
          </table:table-cell>
          <table:table-cell table:style-name="t4.B3" office:value-type="string">
            <text:p text:style-name="P13"/>
          </table:table-cell>
          <table:table-cell table:style-name="t4.B3" office:value-type="string">
            <text:p text:style-name="P15">$4-61</text:p>
            <text:p text:style-name="P15">$4-71</text:p>
            <text:p text:style-name="P15">$4-81</text:p>
          </table:table-cell>
          <table:table-cell table:style-name="t4.B3" office:value-type="string">
            <text:p text:style-name="P15">$4-62</text:p>
            <text:p text:style-name="P15">$4-72</text:p>
            <text:p text:style-name="P15">$4-82</text:p>
          </table:table-cell>
          <table:table-cell table:style-name="t4.B3" office:value-type="string">
            <text:p text:style-name="P15">$4-63</text:p>
            <text:p text:style-name="P15">$4-73</text:p>
            <text:p text:style-name="P15">$4-83</text:p>
          </table:table-cell>
          <table:table-cell table:style-name="t4.F3" office:value-type="string">
            <text:p text:style-name="P15">$4-64</text:p>
            <text:p text:style-name="P15">$4-74</text:p>
            <text:p text:style-name="P15">$4-84</text:p>
          </table:table-cell>
        </table:table-row>
        <table:table-row>
          <table:table-cell table:style-name="t4.A3" office:value-type="string">
            <text:p text:style-name="P14">Среднее значение показаний, <text:span text:style-name="T14"></text:span><text:span text:style-name="T17">i</text:span>, с<text:span text:style-name="T48">-1</text:span>см<text:span text:style-name="T48">-2</text:span></text:p>
          </table:table-cell>
          <table:table-cell table:style-name="t4.B3" office:value-type="string">
            <text:p text:style-name="P15">$4-00</text:p>
          </table:table-cell>
          <table:table-cell table:style-name="t4.B3" office:value-type="string">
            <text:p text:style-name="P15">$4-01</text:p>
          </table:table-cell>
          <table:table-cell table:style-name="t4.B3" office:value-type="string">
            <text:p text:style-name="P15">$4-02</text:p>
          </table:table-cell>
          <table:table-cell table:style-name="t4.B3" office:value-type="string">
            <text:p text:style-name="P15">$4-03</text:p>
          </table:table-cell>
          <table:table-cell table:style-name="t4.F3" office:value-type="string">
            <text:p text:style-name="P15">$4-04</text:p>
          </table:table-cell>
        </table:table-row>
        <table:table-row>
          <table:table-cell table:style-name="t4.A3" office:value-type="string">
            <text:p text:style-name="P14">Результат измерения плотности потока в поверяемой точке</text:p>
            <text:p text:style-name="P45"><text:span text:style-name="T14"></text:span><text:span text:style-name="T18">np</text:span><text:span text:style-name="T17">i</text:span>, <text:span text:style-name="T16">с</text:span><text:span text:style-name="T48">-1</text:span><text:span text:style-name="T16"></text:span><text:span text:style-name="T49">см</text:span><text:span text:style-name="T48">-2</text:span></text:p>
          </table:table-cell>
          <table:table-cell table:style-name="t4.B3" office:value-type="string">
            <text:p text:style-name="P13"/>
          </table:table-cell>
          <table:table-cell table:style-name="t4.B3" office:value-type="string">
            <text:p text:style-name="P15">$4-n21</text:p>
          </table:table-cell>
          <table:table-cell table:style-name="t4.B3" office:value-type="string">
            <text:p text:style-name="P15">$4-n22</text:p>
          </table:table-cell>
          <table:table-cell table:style-name="t4.B3" office:value-type="string">
            <text:p text:style-name="P15">$4-n23</text:p>
          </table:table-cell>
          <table:table-cell table:style-name="t4.F3" office:value-type="string">
            <text:p text:style-name="P15">$4-n24</text:p>
          </table:table-cell>
        </table:table-row>
        <table:table-row>
          <table:table-cell table:style-name="t4.A3" office:value-type="string">
            <text:p text:style-name="P14">Основная относительная погрешность измерения, <text:span text:style-name="T51">Δ</text:span><text:span text:style-name="T12">i</text:span>%</text:p>
          </table:table-cell>
          <table:table-cell table:style-name="t4.B3" office:value-type="string">
            <text:p text:style-name="P13"/>
          </table:table-cell>
          <table:table-cell table:style-name="t4.B3" office:value-type="string">
            <text:p text:style-name="P15">$4-n31</text:p>
          </table:table-cell>
          <table:table-cell table:style-name="t4.B3" office:value-type="string">
            <text:p text:style-name="P15">$4-n32</text:p>
          </table:table-cell>
          <table:table-cell table:style-name="t4.B3" office:value-type="string">
            <text:p text:style-name="P15">$4-n33</text:p>
          </table:table-cell>
          <table:table-cell table:style-name="t4.F3" office:value-type="string">
            <text:p text:style-name="P15">$4-n34</text:p>
          </table:table-cell>
        </table:table-row>
        <table:table-row>
          <table:table-cell table:style-name="t4.A3" office:value-type="string">
            <text:p text:style-name="P14">Доверительная граница основной относительной погрешности <text:span text:style-name="T51">Δ</text:span><text:span text:style-name="T12">i</text:span>, %</text:p>
          </table:table-cell>
          <table:table-cell table:style-name="t4.B3" office:value-type="string">
            <text:p text:style-name="P13"/>
            <text:p text:style-name="P12"/>
          </table:table-cell>
          <table:table-cell table:style-name="t4.B3" office:value-type="string">
            <text:p text:style-name="P15">$4-n41</text:p>
          </table:table-cell>
          <table:table-cell table:style-name="t4.B3" office:value-type="string">
            <text:p text:style-name="P15">$4-n42</text:p>
          </table:table-cell>
          <table:table-cell table:style-name="t4.B3" office:value-type="string">
            <text:p text:style-name="P15">$4-n43</text:p>
          </table:table-cell>
          <table:table-cell table:style-name="t4.F3" office:value-type="string">
            <text:p text:style-name="P15">$4-n44</text:p>
          </table:table-cell>
        </table:table-row>
        <table:table-row table:style-name="t4.8">
          <table:table-cell table:style-name="t4.A8" office:value-type="string">
            <text:p text:style-name="P43"><text:span text:style-name="T25">Пределосновной </text:span>относительной погрешности ,%</text:p>
          </table:table-cell>
          <table:table-cell table:style-name="t4.B8" office:value-type="string">
            <text:p text:style-name="P13"/>
          </table:table-cell>
          <table:table-cell table:style-name="t4.C8" table:number-columns-spanned="4" office:value-type="string">
            <text:p text:style-name="P13">±<text:span text:style-name="T23">20</text:span>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 table:number-columns-repeated="3"/>
        <table:table-column table:style-name="t5.F"/>
        <table:table-row>
          <table:table-cell table:style-name="t5.A1" table:number-columns-spanned="6" office:value-type="string">
            <text:p text:style-name="P39"><text:span text:style-name="T13">Блок детектирования </text:span>нейтронного излучения с БДКН-0<text:span text:style-name="T10">2</text:span> № <text:span text:style-name="T13">$bd_num5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13">Плотность потока <text:line-break/>в поверяемой точке <text:span text:style-name="T14"></text:span><text:span text:style-name="T21">0</text:span><text:span text:style-name="T17">i</text:span> ,<text:line-break/>с<text:span text:style-name="T48">-1</text:span>см<text:span text:style-name="T48">-2</text:span></text:p>
          </table:table-cell>
          <table:table-cell table:style-name="t5.B2" office:value-type="string">
            <text:p text:style-name="P12">Фон</text:p>
            <text:p text:style-name="P12"><text:span text:style-name="T10">R=</text:span>2<text:span text:style-name="T10">,0</text:span>м</text:p>
          </table:table-cell>
          <table:table-cell table:style-name="t5.B2" office:value-type="string">
            <text:p text:style-name="P13">ИБН-<text:span text:style-name="T10">8-3</text:span></text:p>
            <text:p text:style-name="P12">№<text:span text:style-name="T10">027</text:span></text:p>
            <text:p text:style-name="P12"><text:span text:style-name="T10">R=2,0</text:span>м</text:p>
            <text:p text:style-name="P49">B(R)=0,600</text:p>
            <text:p text:style-name="P12"><text:span text:style-name="T11"></text:span><text:span text:style-name="T17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5.B2" office:value-type="string">
            <text:p text:style-name="P13">ИБН-<text:span text:style-name="T10">8-6</text:span></text:p>
            <text:p text:style-name="P12">№0<text:span text:style-name="T10">10</text:span></text:p>
            <text:p text:style-name="P12"><text:span text:style-name="T10">R=2,0</text:span>м</text:p>
            <text:p text:style-name="P49">B(R)=0,600</text:p>
            <text:p text:style-name="P12"><text:span text:style-name="T11"></text:span><text:span text:style-name="T17">0i</text:span><text:span text:style-name="T10">=57,</text:span>0</text:p>
            <text:p text:style-name="P12">20-100</text:p>
          </table:table-cell>
          <table:table-cell table:style-name="t5.B2" office:value-type="string">
            <text:p text:style-name="P41">ИБН-8-6</text:p>
            <text:p text:style-name="P40"><text:span text:style-name="T10"><text:s text:c="3"/></text:span>№<text:span text:style-name="T10">010</text:span></text:p>
            <text:p text:style-name="P40"><text:span text:style-name="T10">R=1,0</text:span>м</text:p>
            <text:p text:style-name="P52">B(R)=0,863</text:p>
            <text:p text:style-name="P40"><text:span text:style-name="T11"></text:span><text:span text:style-name="T17">0i</text:span><text:span text:style-name="T10">=235</text:span></text:p>
            <text:p text:style-name="P41">210<text:span text:style-name="T48">2</text:span> - 10<text:span text:style-name="T48">3</text:span></text:p>
          </table:table-cell>
          <table:table-cell table:style-name="t5.F2" office:value-type="string">
            <text:p text:style-name="P41">ИБН-8-6</text:p>
            <text:p text:style-name="P40"><text:span text:style-name="T10"><text:s text:c="3"/></text:span>№<text:span text:style-name="T10">010</text:span></text:p>
            <text:p text:style-name="P40"><text:span text:style-name="T10">R=0,5</text:span>м</text:p>
            <text:p text:style-name="P52">B(R)=0,957</text:p>
            <text:p text:style-name="P40"><text:span text:style-name="T11"></text:span><text:span text:style-name="T17">0i</text:span><text:span text:style-name="T10">=1019</text:span></text:p>
            <text:p text:style-name="P41">210<text:span text:style-name="T48">3</text:span> - 10<text:span text:style-name="T48">4</text:span></text:p>
          </table:table-cell>
        </table:table-row>
        <table:table-row>
          <table:table-cell table:style-name="t5.A3" office:value-type="string">
            <text:p text:style-name="P14">Показания прибора в поверяемой точке <text:s/><text:span text:style-name="T14"></text:span><text:span text:style-name="T21">0</text:span><text:span text:style-name="T17">i</text:span>, с<text:span text:style-name="T48">-1</text:span>см<text:span text:style-name="T48">-2 </text:span><text:span text:style-name="T49">,</text:span>ст, %</text:p>
          </table:table-cell>
          <table:table-cell table:style-name="t5.B3" office:value-type="string">
            <text:p text:style-name="P13"/>
          </table:table-cell>
          <table:table-cell table:style-name="t5.B3" office:value-type="string">
            <text:p text:style-name="P15">$5-61</text:p>
            <text:p text:style-name="P15">$5-71</text:p>
            <text:p text:style-name="P15">$5-81</text:p>
          </table:table-cell>
          <table:table-cell table:style-name="t5.B3" office:value-type="string">
            <text:p text:style-name="P15">$5-62</text:p>
            <text:p text:style-name="P15">$5-72</text:p>
            <text:p text:style-name="P15">$5-82</text:p>
          </table:table-cell>
          <table:table-cell table:style-name="t5.B3" office:value-type="string">
            <text:p text:style-name="P15">$5-63</text:p>
            <text:p text:style-name="P15">$5-73</text:p>
            <text:p text:style-name="P15">$5-83</text:p>
          </table:table-cell>
          <table:table-cell table:style-name="t5.F3" office:value-type="string">
            <text:p text:style-name="P15">$5-64</text:p>
            <text:p text:style-name="P15">$5-74</text:p>
            <text:p text:style-name="P15">$5-84</text:p>
          </table:table-cell>
        </table:table-row>
        <table:table-row>
          <table:table-cell table:style-name="t5.A3" office:value-type="string">
            <text:p text:style-name="P14">Среднее значение показаний, <text:span text:style-name="T14"></text:span><text:span text:style-name="T17">i</text:span>, с<text:span text:style-name="T48">-1</text:span>см<text:span text:style-name="T48">-2</text:span></text:p>
          </table:table-cell>
          <table:table-cell table:style-name="t5.B3" office:value-type="string">
            <text:p text:style-name="P15">$5-00</text:p>
          </table:table-cell>
          <table:table-cell table:style-name="t5.B3" office:value-type="string">
            <text:p text:style-name="P15">$5-01</text:p>
          </table:table-cell>
          <table:table-cell table:style-name="t5.B3" office:value-type="string">
            <text:p text:style-name="P15">$5-02</text:p>
          </table:table-cell>
          <table:table-cell table:style-name="t5.B3" office:value-type="string">
            <text:p text:style-name="P15">$5-03</text:p>
          </table:table-cell>
          <table:table-cell table:style-name="t5.F3" office:value-type="string">
            <text:p text:style-name="P15">$5-04</text:p>
          </table:table-cell>
        </table:table-row>
        <table:table-row>
          <table:table-cell table:style-name="t5.A3" office:value-type="string">
            <text:p text:style-name="P14">Результат измерения плотности потока в поверяемой точке</text:p>
            <text:p text:style-name="P45"><text:span text:style-name="T14"></text:span><text:span text:style-name="T18">np</text:span><text:span text:style-name="T17">i</text:span>, <text:span text:style-name="T16">с</text:span><text:span text:style-name="T48">-1</text:span><text:span text:style-name="T16"></text:span><text:span text:style-name="T49">см</text:span><text:span text:style-name="T48">-2</text:span></text:p>
          </table:table-cell>
          <table:table-cell table:style-name="t5.B3" office:value-type="string">
            <text:p text:style-name="P13"/>
          </table:table-cell>
          <table:table-cell table:style-name="t5.B3" office:value-type="string">
            <text:p text:style-name="P15">$5-n21</text:p>
          </table:table-cell>
          <table:table-cell table:style-name="t5.B3" office:value-type="string">
            <text:p text:style-name="P15">$5-n22</text:p>
          </table:table-cell>
          <table:table-cell table:style-name="t5.B3" office:value-type="string">
            <text:p text:style-name="P15">$5-n23</text:p>
          </table:table-cell>
          <table:table-cell table:style-name="t5.F3" office:value-type="string">
            <text:p text:style-name="P15">$5-n24</text:p>
          </table:table-cell>
        </table:table-row>
        <table:table-row>
          <table:table-cell table:style-name="t5.A3" office:value-type="string">
            <text:p text:style-name="P14">Основная относительная погрешность измерения, <text:span text:style-name="T51">Δ</text:span><text:span text:style-name="T12">i</text:span>%</text:p>
          </table:table-cell>
          <table:table-cell table:style-name="t5.B3" office:value-type="string">
            <text:p text:style-name="P13"/>
          </table:table-cell>
          <table:table-cell table:style-name="t5.B3" office:value-type="string">
            <text:p text:style-name="P15">$5-n31</text:p>
          </table:table-cell>
          <table:table-cell table:style-name="t5.B3" office:value-type="string">
            <text:p text:style-name="P15">$5-n32</text:p>
          </table:table-cell>
          <table:table-cell table:style-name="t5.B3" office:value-type="string">
            <text:p text:style-name="P15">$5-n33</text:p>
          </table:table-cell>
          <table:table-cell table:style-name="t5.F3" office:value-type="string">
            <text:p text:style-name="P15">$5-n34</text:p>
          </table:table-cell>
        </table:table-row>
        <table:table-row>
          <table:table-cell table:style-name="t5.A3" office:value-type="string">
            <text:p text:style-name="P14">Доверительная граница основной относительной погрешности <text:span text:style-name="T51">Δ</text:span><text:span text:style-name="T12">i</text:span>, %</text:p>
          </table:table-cell>
          <table:table-cell table:style-name="t5.B3" office:value-type="string">
            <text:p text:style-name="P13"/>
            <text:p text:style-name="P12"/>
          </table:table-cell>
          <table:table-cell table:style-name="t5.B3" office:value-type="string">
            <text:p text:style-name="P15">$5-n41</text:p>
          </table:table-cell>
          <table:table-cell table:style-name="t5.B3" office:value-type="string">
            <text:p text:style-name="P15">$5-n42</text:p>
          </table:table-cell>
          <table:table-cell table:style-name="t5.B3" office:value-type="string">
            <text:p text:style-name="P15">$5-n43</text:p>
          </table:table-cell>
          <table:table-cell table:style-name="t5.F3" office:value-type="string">
            <text:p text:style-name="P15">$5-n44</text:p>
          </table:table-cell>
        </table:table-row>
        <table:table-row table:style-name="t5.8">
          <table:table-cell table:style-name="t5.A8" office:value-type="string">
            <text:p text:style-name="P43"><text:span text:style-name="T25">Пределосновной </text:span>относительной погрешности ,%</text:p>
          </table:table-cell>
          <table:table-cell table:style-name="t5.B8" office:value-type="string">
            <text:p text:style-name="P13"/>
          </table:table-cell>
          <table:table-cell table:style-name="t5.C8" table:number-columns-spanned="4" office:value-type="string">
            <text:p text:style-name="P13">±<text:span text:style-name="T23">20</text:span>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 table:number-columns-repeated="3"/>
        <table:table-column table:style-name="t6.F"/>
        <text:soft-page-break/>
        <table:table-row>
          <table:table-cell table:style-name="t6.A1" table:number-columns-spanned="6" office:value-type="string">
            <text:p text:style-name="P39"><text:span text:style-name="T13">Блок детектирования </text:span>нейтронного излучения с БДКН-0<text:span text:style-name="T10">2</text:span> № <text:span text:style-name="T13">$bd_num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13">Плотность потока <text:line-break/>в поверяемой точке <text:span text:style-name="T14"></text:span><text:span text:style-name="T21">0</text:span><text:span text:style-name="T17">i</text:span> ,<text:line-break/>с<text:span text:style-name="T48">-1</text:span>см<text:span text:style-name="T48">-2</text:span></text:p>
          </table:table-cell>
          <table:table-cell table:style-name="t6.B2" office:value-type="string">
            <text:p text:style-name="P12">Фон</text:p>
            <text:p text:style-name="P12"><text:span text:style-name="T10">R=</text:span>2<text:span text:style-name="T10">,0</text:span>м</text:p>
          </table:table-cell>
          <table:table-cell table:style-name="t6.B2" office:value-type="string">
            <text:p text:style-name="P13">ИБН-<text:span text:style-name="T10">8-3</text:span></text:p>
            <text:p text:style-name="P12">№<text:span text:style-name="T10">027</text:span></text:p>
            <text:p text:style-name="P12"><text:span text:style-name="T10">R=2,0</text:span>м</text:p>
            <text:p text:style-name="P49">B(R)=0,600</text:p>
            <text:p text:style-name="P12"><text:span text:style-name="T11"></text:span><text:span text:style-name="T17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6.B2" office:value-type="string">
            <text:p text:style-name="P13">ИБН-<text:span text:style-name="T10">8-6</text:span></text:p>
            <text:p text:style-name="P12">№0<text:span text:style-name="T10">10</text:span></text:p>
            <text:p text:style-name="P12"><text:span text:style-name="T10">R=2,0</text:span>м</text:p>
            <text:p text:style-name="P49">B(R)=0,600</text:p>
            <text:p text:style-name="P12"><text:span text:style-name="T11"></text:span><text:span text:style-name="T17">0i</text:span><text:span text:style-name="T10">=57,</text:span>0</text:p>
            <text:p text:style-name="P12">20-100</text:p>
          </table:table-cell>
          <table:table-cell table:style-name="t6.B2" office:value-type="string">
            <text:p text:style-name="P41">ИБН-8-6</text:p>
            <text:p text:style-name="P40"><text:span text:style-name="T10"><text:s text:c="3"/></text:span>№<text:span text:style-name="T10">010</text:span></text:p>
            <text:p text:style-name="P40"><text:span text:style-name="T10">R=1,0</text:span>м</text:p>
            <text:p text:style-name="P52">B(R)=0,863</text:p>
            <text:p text:style-name="P40"><text:span text:style-name="T11"></text:span><text:span text:style-name="T17">0i</text:span><text:span text:style-name="T10">=235</text:span></text:p>
            <text:p text:style-name="P41">210<text:span text:style-name="T48">2</text:span> - 10<text:span text:style-name="T48">3</text:span></text:p>
          </table:table-cell>
          <table:table-cell table:style-name="t6.F2" office:value-type="string">
            <text:p text:style-name="P41">ИБН-8-6</text:p>
            <text:p text:style-name="P40"><text:span text:style-name="T10"><text:s text:c="3"/></text:span>№<text:span text:style-name="T10">010</text:span></text:p>
            <text:p text:style-name="P40"><text:span text:style-name="T10">R=0,5</text:span>м</text:p>
            <text:p text:style-name="P52">B(R)=0,957</text:p>
            <text:p text:style-name="P40"><text:span text:style-name="T11"></text:span><text:span text:style-name="T17">0i</text:span><text:span text:style-name="T10">=1019</text:span></text:p>
            <text:p text:style-name="P41">210<text:span text:style-name="T48">3</text:span> - 10<text:span text:style-name="T48">4</text:span></text:p>
          </table:table-cell>
        </table:table-row>
        <table:table-row>
          <table:table-cell table:style-name="t6.A3" office:value-type="string">
            <text:p text:style-name="P14">Показания прибора в поверяемой точке <text:s/><text:span text:style-name="T14"></text:span><text:span text:style-name="T21">0</text:span><text:span text:style-name="T17">i</text:span>, с<text:span text:style-name="T48">-1</text:span>см<text:span text:style-name="T48">-2 </text:span><text:span text:style-name="T49">,</text:span>ст, %</text:p>
          </table:table-cell>
          <table:table-cell table:style-name="t6.B3" office:value-type="string">
            <text:p text:style-name="P13"/>
          </table:table-cell>
          <table:table-cell table:style-name="t6.B3" office:value-type="string">
            <text:p text:style-name="P15">$6-61</text:p>
            <text:p text:style-name="P15">$6-71</text:p>
            <text:p text:style-name="P15">$6-81</text:p>
          </table:table-cell>
          <table:table-cell table:style-name="t6.B3" office:value-type="string">
            <text:p text:style-name="P15">$6-62</text:p>
            <text:p text:style-name="P15">$6-72</text:p>
            <text:p text:style-name="P15">$6-82</text:p>
          </table:table-cell>
          <table:table-cell table:style-name="t6.B3" office:value-type="string">
            <text:p text:style-name="P15">$6-63</text:p>
            <text:p text:style-name="P15">$6-73</text:p>
            <text:p text:style-name="P15">$6-83</text:p>
          </table:table-cell>
          <table:table-cell table:style-name="t6.F3" office:value-type="string">
            <text:p text:style-name="P15">$6-64</text:p>
            <text:p text:style-name="P15">$6-74</text:p>
            <text:p text:style-name="P15">$6-84</text:p>
          </table:table-cell>
        </table:table-row>
        <table:table-row>
          <table:table-cell table:style-name="t6.A3" office:value-type="string">
            <text:p text:style-name="P14">Среднее значение показаний, <text:span text:style-name="T14"></text:span><text:span text:style-name="T17">i</text:span>, с<text:span text:style-name="T48">-1</text:span>см<text:span text:style-name="T48">-2</text:span></text:p>
          </table:table-cell>
          <table:table-cell table:style-name="t6.B3" office:value-type="string">
            <text:p text:style-name="P15">$6-00</text:p>
          </table:table-cell>
          <table:table-cell table:style-name="t6.B3" office:value-type="string">
            <text:p text:style-name="P15">$6-01</text:p>
          </table:table-cell>
          <table:table-cell table:style-name="t6.B3" office:value-type="string">
            <text:p text:style-name="P15">$6-02</text:p>
          </table:table-cell>
          <table:table-cell table:style-name="t6.B3" office:value-type="string">
            <text:p text:style-name="P15">$6-03</text:p>
          </table:table-cell>
          <table:table-cell table:style-name="t6.F3" office:value-type="string">
            <text:p text:style-name="P15">$6-04</text:p>
          </table:table-cell>
        </table:table-row>
        <table:table-row>
          <table:table-cell table:style-name="t6.A3" office:value-type="string">
            <text:p text:style-name="P14">Результат измерения плотности потока в поверяемой точке</text:p>
            <text:p text:style-name="P45"><text:span text:style-name="T14"></text:span><text:span text:style-name="T18">np</text:span><text:span text:style-name="T17">i</text:span>, <text:span text:style-name="T16">с</text:span><text:span text:style-name="T48">-1</text:span><text:span text:style-name="T16"></text:span><text:span text:style-name="T49">см</text:span><text:span text:style-name="T48">-2</text:span></text:p>
          </table:table-cell>
          <table:table-cell table:style-name="t6.B3" office:value-type="string">
            <text:p text:style-name="P13"/>
          </table:table-cell>
          <table:table-cell table:style-name="t6.B3" office:value-type="string">
            <text:p text:style-name="P15">$6-n21</text:p>
          </table:table-cell>
          <table:table-cell table:style-name="t6.B3" office:value-type="string">
            <text:p text:style-name="P15">$6-n22</text:p>
          </table:table-cell>
          <table:table-cell table:style-name="t6.B3" office:value-type="string">
            <text:p text:style-name="P15">$6-n23</text:p>
          </table:table-cell>
          <table:table-cell table:style-name="t6.F3" office:value-type="string">
            <text:p text:style-name="P15">$6-n24</text:p>
          </table:table-cell>
        </table:table-row>
        <table:table-row>
          <table:table-cell table:style-name="t6.A3" office:value-type="string">
            <text:p text:style-name="P14">Основная относительная погрешность измерения, <text:span text:style-name="T51">Δ</text:span><text:span text:style-name="T12">i</text:span>%</text:p>
          </table:table-cell>
          <table:table-cell table:style-name="t6.B3" office:value-type="string">
            <text:p text:style-name="P13"/>
          </table:table-cell>
          <table:table-cell table:style-name="t6.B3" office:value-type="string">
            <text:p text:style-name="P15">$6-n31</text:p>
          </table:table-cell>
          <table:table-cell table:style-name="t6.B3" office:value-type="string">
            <text:p text:style-name="P15">$6-n32</text:p>
          </table:table-cell>
          <table:table-cell table:style-name="t6.B3" office:value-type="string">
            <text:p text:style-name="P15">$6-n33</text:p>
          </table:table-cell>
          <table:table-cell table:style-name="t6.F3" office:value-type="string">
            <text:p text:style-name="P15">$6-n34</text:p>
          </table:table-cell>
        </table:table-row>
        <table:table-row>
          <table:table-cell table:style-name="t6.A3" office:value-type="string">
            <text:p text:style-name="P14">Доверительная граница основной относительной погрешности <text:span text:style-name="T51">Δ</text:span><text:span text:style-name="T12">i</text:span>, %</text:p>
          </table:table-cell>
          <table:table-cell table:style-name="t6.B3" office:value-type="string">
            <text:p text:style-name="P13"/>
            <text:p text:style-name="P12"/>
          </table:table-cell>
          <table:table-cell table:style-name="t6.B3" office:value-type="string">
            <text:p text:style-name="P15">$6-n41</text:p>
          </table:table-cell>
          <table:table-cell table:style-name="t6.B3" office:value-type="string">
            <text:p text:style-name="P15">$6-n42</text:p>
          </table:table-cell>
          <table:table-cell table:style-name="t6.B3" office:value-type="string">
            <text:p text:style-name="P15">$6-n43</text:p>
          </table:table-cell>
          <table:table-cell table:style-name="t6.F3" office:value-type="string">
            <text:p text:style-name="P15">$6-n44</text:p>
          </table:table-cell>
        </table:table-row>
        <table:table-row table:style-name="t6.8">
          <table:table-cell table:style-name="t6.A8" office:value-type="string">
            <text:p text:style-name="P43"><text:span text:style-name="T25">Пределосновной </text:span>относительной погрешности ,%</text:p>
          </table:table-cell>
          <table:table-cell table:style-name="t6.B8" office:value-type="string">
            <text:p text:style-name="P13"/>
          </table:table-cell>
          <table:table-cell table:style-name="t6.C8" table:number-columns-spanned="4" office:value-type="string">
            <text:p text:style-name="P13">±<text:span text:style-name="T23">20</text:span>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 table:number-columns-repeated="3"/>
        <table:table-column table:style-name="t7.F"/>
        <table:table-row>
          <table:table-cell table:style-name="t7.A1" table:number-columns-spanned="6" office:value-type="string">
            <text:p text:style-name="P39"><text:span text:style-name="T13">Блок детектирования </text:span>нейтронного излучения с БДКН-0<text:span text:style-name="T10">2</text:span> № <text:span text:style-name="T13">$bd_num7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13">Плотность потока <text:line-break/>в поверяемой точке <text:span text:style-name="T14"></text:span><text:span text:style-name="T21">0</text:span><text:span text:style-name="T17">i</text:span> ,<text:line-break/>с<text:span text:style-name="T48">-1</text:span>см<text:span text:style-name="T48">-2</text:span></text:p>
          </table:table-cell>
          <table:table-cell table:style-name="t7.B2" office:value-type="string">
            <text:p text:style-name="P12">Фон</text:p>
            <text:p text:style-name="P12"><text:span text:style-name="T10">R=</text:span>2<text:span text:style-name="T10">,0</text:span>м</text:p>
          </table:table-cell>
          <table:table-cell table:style-name="t7.B2" office:value-type="string">
            <text:p text:style-name="P13">ИБН-<text:span text:style-name="T10">8-3</text:span></text:p>
            <text:p text:style-name="P12">№<text:span text:style-name="T10">027</text:span></text:p>
            <text:p text:style-name="P12"><text:span text:style-name="T10">R=2,0</text:span>м</text:p>
            <text:p text:style-name="P49">B(R)=0,600</text:p>
            <text:p text:style-name="P12"><text:span text:style-name="T11"></text:span><text:span text:style-name="T17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7.B2" office:value-type="string">
            <text:p text:style-name="P13">ИБН-<text:span text:style-name="T10">8-6</text:span></text:p>
            <text:p text:style-name="P12">№0<text:span text:style-name="T10">10</text:span></text:p>
            <text:p text:style-name="P12"><text:span text:style-name="T10">R=2,0</text:span>м</text:p>
            <text:p text:style-name="P49">B(R)=0,600</text:p>
            <text:p text:style-name="P12"><text:span text:style-name="T11"></text:span><text:span text:style-name="T17">0i</text:span><text:span text:style-name="T10">=57,</text:span>0</text:p>
            <text:p text:style-name="P12">20-100</text:p>
          </table:table-cell>
          <table:table-cell table:style-name="t7.B2" office:value-type="string">
            <text:p text:style-name="P41">ИБН-8-6</text:p>
            <text:p text:style-name="P40"><text:span text:style-name="T10"><text:s text:c="3"/></text:span>№<text:span text:style-name="T10">010</text:span></text:p>
            <text:p text:style-name="P40"><text:span text:style-name="T10">R=1,0</text:span>м</text:p>
            <text:p text:style-name="P52">B(R)=0,863</text:p>
            <text:p text:style-name="P40"><text:span text:style-name="T11"></text:span><text:span text:style-name="T17">0i</text:span><text:span text:style-name="T10">=235</text:span></text:p>
            <text:p text:style-name="P41">210<text:span text:style-name="T48">2</text:span> - 10<text:span text:style-name="T48">3</text:span></text:p>
          </table:table-cell>
          <table:table-cell table:style-name="t7.F2" office:value-type="string">
            <text:p text:style-name="P41">ИБН-8-6</text:p>
            <text:p text:style-name="P40"><text:span text:style-name="T10"><text:s text:c="3"/></text:span>№<text:span text:style-name="T10">010</text:span></text:p>
            <text:p text:style-name="P40"><text:span text:style-name="T10">R=0,5</text:span>м</text:p>
            <text:p text:style-name="P52">B(R)=0,957</text:p>
            <text:p text:style-name="P40"><text:span text:style-name="T11"></text:span><text:span text:style-name="T17">0i</text:span><text:span text:style-name="T10">=1019</text:span></text:p>
            <text:p text:style-name="P41">210<text:span text:style-name="T48">3</text:span> - 10<text:span text:style-name="T48">4</text:span></text:p>
          </table:table-cell>
        </table:table-row>
        <table:table-row>
          <table:table-cell table:style-name="t7.A3" office:value-type="string">
            <text:p text:style-name="P14">Показания прибора в поверяемой точке <text:s/><text:span text:style-name="T14"></text:span><text:span text:style-name="T21">0</text:span><text:span text:style-name="T17">i</text:span>, с<text:span text:style-name="T48">-1</text:span>см<text:span text:style-name="T48">-2 </text:span><text:span text:style-name="T49">,</text:span>ст, %</text:p>
          </table:table-cell>
          <table:table-cell table:style-name="t7.B3" office:value-type="string">
            <text:p text:style-name="P13"/>
          </table:table-cell>
          <table:table-cell table:style-name="t7.B3" office:value-type="string">
            <text:p text:style-name="P15">$7-61</text:p>
            <text:p text:style-name="P15">$7-71</text:p>
            <text:p text:style-name="P15">$7-81</text:p>
          </table:table-cell>
          <table:table-cell table:style-name="t7.B3" office:value-type="string">
            <text:p text:style-name="P15">$7-62</text:p>
            <text:p text:style-name="P15">$7-72</text:p>
            <text:p text:style-name="P15">$7-82</text:p>
          </table:table-cell>
          <table:table-cell table:style-name="t7.B3" office:value-type="string">
            <text:p text:style-name="P15">$7-63</text:p>
            <text:p text:style-name="P15">$7-73</text:p>
            <text:p text:style-name="P15">$7-83</text:p>
          </table:table-cell>
          <table:table-cell table:style-name="t7.F3" office:value-type="string">
            <text:p text:style-name="P15">$7-64</text:p>
            <text:p text:style-name="P15">$7-74</text:p>
            <text:p text:style-name="P15">$7-84</text:p>
          </table:table-cell>
        </table:table-row>
        <table:table-row>
          <table:table-cell table:style-name="t7.A3" office:value-type="string">
            <text:p text:style-name="P14">Среднее значение показаний, <text:span text:style-name="T14"></text:span><text:span text:style-name="T17">i</text:span>, с<text:span text:style-name="T48">-1</text:span>см<text:span text:style-name="T48">-2</text:span></text:p>
          </table:table-cell>
          <table:table-cell table:style-name="t7.B3" office:value-type="string">
            <text:p text:style-name="P15">$7-00</text:p>
          </table:table-cell>
          <table:table-cell table:style-name="t7.B3" office:value-type="string">
            <text:p text:style-name="P15">$7-01</text:p>
          </table:table-cell>
          <table:table-cell table:style-name="t7.B3" office:value-type="string">
            <text:p text:style-name="P15">$7-02</text:p>
          </table:table-cell>
          <table:table-cell table:style-name="t7.B3" office:value-type="string">
            <text:p text:style-name="P15">$7-03</text:p>
          </table:table-cell>
          <table:table-cell table:style-name="t7.F3" office:value-type="string">
            <text:p text:style-name="P15">$7-04</text:p>
          </table:table-cell>
        </table:table-row>
        <table:table-row>
          <table:table-cell table:style-name="t7.A3" office:value-type="string">
            <text:p text:style-name="P14">Результат измерения плотности потока в поверяемой точке</text:p>
            <text:p text:style-name="P45"><text:span text:style-name="T14"></text:span><text:span text:style-name="T18">np</text:span><text:span text:style-name="T17">i</text:span>, <text:span text:style-name="T16">с</text:span><text:span text:style-name="T48">-1</text:span><text:span text:style-name="T16"></text:span><text:span text:style-name="T49">см</text:span><text:span text:style-name="T48">-2</text:span></text:p>
          </table:table-cell>
          <table:table-cell table:style-name="t7.B3" office:value-type="string">
            <text:p text:style-name="P13"/>
          </table:table-cell>
          <table:table-cell table:style-name="t7.B3" office:value-type="string">
            <text:p text:style-name="P15">$7-n21</text:p>
          </table:table-cell>
          <table:table-cell table:style-name="t7.B3" office:value-type="string">
            <text:p text:style-name="P15">$7-n22</text:p>
          </table:table-cell>
          <table:table-cell table:style-name="t7.B3" office:value-type="string">
            <text:p text:style-name="P15">$7-n23</text:p>
          </table:table-cell>
          <table:table-cell table:style-name="t7.F3" office:value-type="string">
            <text:p text:style-name="P15">$7-n24</text:p>
          </table:table-cell>
        </table:table-row>
        <table:table-row>
          <table:table-cell table:style-name="t7.A3" office:value-type="string">
            <text:p text:style-name="P14">Основная относительная погрешность измерения, <text:span text:style-name="T51">Δ</text:span><text:span text:style-name="T12">i</text:span>%</text:p>
          </table:table-cell>
          <table:table-cell table:style-name="t7.B3" office:value-type="string">
            <text:p text:style-name="P13"/>
          </table:table-cell>
          <table:table-cell table:style-name="t7.B3" office:value-type="string">
            <text:p text:style-name="P15">$7-n31</text:p>
          </table:table-cell>
          <table:table-cell table:style-name="t7.B3" office:value-type="string">
            <text:p text:style-name="P15">$7-n32</text:p>
          </table:table-cell>
          <table:table-cell table:style-name="t7.B3" office:value-type="string">
            <text:p text:style-name="P15">$7-n33</text:p>
          </table:table-cell>
          <table:table-cell table:style-name="t7.F3" office:value-type="string">
            <text:p text:style-name="P15">$7-n34</text:p>
          </table:table-cell>
        </table:table-row>
        <table:table-row>
          <table:table-cell table:style-name="t7.A3" office:value-type="string">
            <text:p text:style-name="P14">Доверительная граница основной относительной погрешности <text:span text:style-name="T51">Δ</text:span><text:span text:style-name="T12">i</text:span>, %</text:p>
          </table:table-cell>
          <table:table-cell table:style-name="t7.B3" office:value-type="string">
            <text:p text:style-name="P13"/>
            <text:p text:style-name="P12"/>
          </table:table-cell>
          <table:table-cell table:style-name="t7.B3" office:value-type="string">
            <text:p text:style-name="P15">$7-n41</text:p>
          </table:table-cell>
          <table:table-cell table:style-name="t7.B3" office:value-type="string">
            <text:p text:style-name="P15">$7-n42</text:p>
          </table:table-cell>
          <table:table-cell table:style-name="t7.B3" office:value-type="string">
            <text:p text:style-name="P15">$7-n43</text:p>
          </table:table-cell>
          <table:table-cell table:style-name="t7.F3" office:value-type="string">
            <text:p text:style-name="P15">$7-n44</text:p>
          </table:table-cell>
        </table:table-row>
        <table:table-row table:style-name="t7.8">
          <table:table-cell table:style-name="t7.A8" office:value-type="string">
            <text:p text:style-name="P43"><text:span text:style-name="T25">Пределосновной </text:span>относительной погрешности ,%</text:p>
          </table:table-cell>
          <table:table-cell table:style-name="t7.B8" office:value-type="string">
            <text:p text:style-name="P13"/>
          </table:table-cell>
          <table:table-cell table:style-name="t7.C8" table:number-columns-spanned="4" office:value-type="string">
            <text:p text:style-name="P13">±<text:span text:style-name="T23">20</text:span>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 table:number-columns-repeated="3"/>
        <table:table-column table:style-name="t8.F"/>
        <text:soft-page-break/>
        <table:table-row>
          <table:table-cell table:style-name="t8.A1" table:number-columns-spanned="6" office:value-type="string">
            <text:p text:style-name="P39"><text:span text:style-name="T13">Блок детектирования </text:span>нейтронного излучения с БДКН-0<text:span text:style-name="T10">2</text:span> № <text:span text:style-name="T13">$bd_num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13">Плотность потока <text:line-break/>в поверяемой точке <text:span text:style-name="T14"></text:span><text:span text:style-name="T21">0</text:span><text:span text:style-name="T17">i</text:span> ,<text:line-break/>с<text:span text:style-name="T48">-1</text:span>см<text:span text:style-name="T48">-2</text:span></text:p>
          </table:table-cell>
          <table:table-cell table:style-name="t8.B2" office:value-type="string">
            <text:p text:style-name="P12">Фон</text:p>
            <text:p text:style-name="P12"><text:span text:style-name="T10">R=</text:span>2<text:span text:style-name="T10">,0</text:span>м</text:p>
          </table:table-cell>
          <table:table-cell table:style-name="t8.B2" office:value-type="string">
            <text:p text:style-name="P13">ИБН-<text:span text:style-name="T10">8-3</text:span></text:p>
            <text:p text:style-name="P12">№<text:span text:style-name="T10">027</text:span></text:p>
            <text:p text:style-name="P12"><text:span text:style-name="T10">R=2,0</text:span>м</text:p>
            <text:p text:style-name="P49">B(R)=0,600</text:p>
            <text:p text:style-name="P12"><text:span text:style-name="T11"></text:span><text:span text:style-name="T17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8.B2" office:value-type="string">
            <text:p text:style-name="P13">ИБН-<text:span text:style-name="T10">8-6</text:span></text:p>
            <text:p text:style-name="P12">№0<text:span text:style-name="T10">10</text:span></text:p>
            <text:p text:style-name="P12"><text:span text:style-name="T10">R=2,0</text:span>м</text:p>
            <text:p text:style-name="P49">B(R)=0,600</text:p>
            <text:p text:style-name="P12"><text:span text:style-name="T11"></text:span><text:span text:style-name="T17">0i</text:span><text:span text:style-name="T10">=57,</text:span>0</text:p>
            <text:p text:style-name="P12">20-100</text:p>
          </table:table-cell>
          <table:table-cell table:style-name="t8.B2" office:value-type="string">
            <text:p text:style-name="P41">ИБН-8-6</text:p>
            <text:p text:style-name="P40"><text:span text:style-name="T10"><text:s text:c="3"/></text:span>№<text:span text:style-name="T10">010</text:span></text:p>
            <text:p text:style-name="P40"><text:span text:style-name="T10">R=1,0</text:span>м</text:p>
            <text:p text:style-name="P52">B(R)=0,863</text:p>
            <text:p text:style-name="P40"><text:span text:style-name="T11"></text:span><text:span text:style-name="T17">0i</text:span><text:span text:style-name="T10">=235</text:span></text:p>
            <text:p text:style-name="P41">210<text:span text:style-name="T48">2</text:span> - 10<text:span text:style-name="T48">3</text:span></text:p>
          </table:table-cell>
          <table:table-cell table:style-name="t8.F2" office:value-type="string">
            <text:p text:style-name="P41">ИБН-8-6</text:p>
            <text:p text:style-name="P40"><text:span text:style-name="T10"><text:s text:c="3"/></text:span>№<text:span text:style-name="T10">010</text:span></text:p>
            <text:p text:style-name="P40"><text:span text:style-name="T10">R=0,5</text:span>м</text:p>
            <text:p text:style-name="P52">B(R)=0,957</text:p>
            <text:p text:style-name="P40"><text:span text:style-name="T11"></text:span><text:span text:style-name="T17">0i</text:span><text:span text:style-name="T10">=1019</text:span></text:p>
            <text:p text:style-name="P41">210<text:span text:style-name="T48">3</text:span> - 10<text:span text:style-name="T48">4</text:span></text:p>
          </table:table-cell>
        </table:table-row>
        <table:table-row>
          <table:table-cell table:style-name="t8.A3" office:value-type="string">
            <text:p text:style-name="P14">Показания прибора в поверяемой точке <text:s/><text:span text:style-name="T14"></text:span><text:span text:style-name="T21">0</text:span><text:span text:style-name="T17">i</text:span>, с<text:span text:style-name="T48">-1</text:span>см<text:span text:style-name="T48">-2 </text:span><text:span text:style-name="T49">,</text:span>ст, %</text:p>
          </table:table-cell>
          <table:table-cell table:style-name="t8.B3" office:value-type="string">
            <text:p text:style-name="P13"/>
          </table:table-cell>
          <table:table-cell table:style-name="t8.B3" office:value-type="string">
            <text:p text:style-name="P15">$8-61</text:p>
            <text:p text:style-name="P15">$8-71</text:p>
            <text:p text:style-name="P15">$8-81</text:p>
          </table:table-cell>
          <table:table-cell table:style-name="t8.B3" office:value-type="string">
            <text:p text:style-name="P15">$8-62</text:p>
            <text:p text:style-name="P15">$8-72</text:p>
            <text:p text:style-name="P15">$8-82</text:p>
          </table:table-cell>
          <table:table-cell table:style-name="t8.B3" office:value-type="string">
            <text:p text:style-name="P15">$8-63</text:p>
            <text:p text:style-name="P15">$8-73</text:p>
            <text:p text:style-name="P15">$8-83</text:p>
          </table:table-cell>
          <table:table-cell table:style-name="t8.F3" office:value-type="string">
            <text:p text:style-name="P15">$8-64</text:p>
            <text:p text:style-name="P15">$8-74</text:p>
            <text:p text:style-name="P15">$8-84</text:p>
          </table:table-cell>
        </table:table-row>
        <table:table-row>
          <table:table-cell table:style-name="t8.A3" office:value-type="string">
            <text:p text:style-name="P14">Среднее значение показаний, <text:span text:style-name="T14"></text:span><text:span text:style-name="T17">i</text:span>, с<text:span text:style-name="T48">-1</text:span>см<text:span text:style-name="T48">-2</text:span></text:p>
          </table:table-cell>
          <table:table-cell table:style-name="t8.B3" office:value-type="string">
            <text:p text:style-name="P15">$8-00</text:p>
          </table:table-cell>
          <table:table-cell table:style-name="t8.B3" office:value-type="string">
            <text:p text:style-name="P15">$8-01</text:p>
          </table:table-cell>
          <table:table-cell table:style-name="t8.B3" office:value-type="string">
            <text:p text:style-name="P15">$8-02</text:p>
          </table:table-cell>
          <table:table-cell table:style-name="t8.B3" office:value-type="string">
            <text:p text:style-name="P15">$8-03</text:p>
          </table:table-cell>
          <table:table-cell table:style-name="t8.F3" office:value-type="string">
            <text:p text:style-name="P15">$8-04</text:p>
          </table:table-cell>
        </table:table-row>
        <table:table-row>
          <table:table-cell table:style-name="t8.A3" office:value-type="string">
            <text:p text:style-name="P14">Результат измерения плотности потока в поверяемой точке</text:p>
            <text:p text:style-name="P45"><text:span text:style-name="T14"></text:span><text:span text:style-name="T18">np</text:span><text:span text:style-name="T17">i</text:span>, <text:span text:style-name="T16">с</text:span><text:span text:style-name="T48">-1</text:span><text:span text:style-name="T16"></text:span><text:span text:style-name="T49">см</text:span><text:span text:style-name="T48">-2</text:span></text:p>
          </table:table-cell>
          <table:table-cell table:style-name="t8.B3" office:value-type="string">
            <text:p text:style-name="P13"/>
          </table:table-cell>
          <table:table-cell table:style-name="t8.B3" office:value-type="string">
            <text:p text:style-name="P15">$8-n21</text:p>
          </table:table-cell>
          <table:table-cell table:style-name="t8.B3" office:value-type="string">
            <text:p text:style-name="P15">$8-n22</text:p>
          </table:table-cell>
          <table:table-cell table:style-name="t8.B3" office:value-type="string">
            <text:p text:style-name="P15">$8-n23</text:p>
          </table:table-cell>
          <table:table-cell table:style-name="t8.F3" office:value-type="string">
            <text:p text:style-name="P15">$8-n24</text:p>
          </table:table-cell>
        </table:table-row>
        <table:table-row>
          <table:table-cell table:style-name="t8.A3" office:value-type="string">
            <text:p text:style-name="P14">Основная относительная погрешность измерения, <text:span text:style-name="T51">Δ</text:span><text:span text:style-name="T12">i</text:span>%</text:p>
          </table:table-cell>
          <table:table-cell table:style-name="t8.B3" office:value-type="string">
            <text:p text:style-name="P13"/>
          </table:table-cell>
          <table:table-cell table:style-name="t8.B3" office:value-type="string">
            <text:p text:style-name="P15">$8-n31</text:p>
          </table:table-cell>
          <table:table-cell table:style-name="t8.B3" office:value-type="string">
            <text:p text:style-name="P15">$8-n32</text:p>
          </table:table-cell>
          <table:table-cell table:style-name="t8.B3" office:value-type="string">
            <text:p text:style-name="P15">$8-n33</text:p>
          </table:table-cell>
          <table:table-cell table:style-name="t8.F3" office:value-type="string">
            <text:p text:style-name="P15">$8-n34</text:p>
          </table:table-cell>
        </table:table-row>
        <table:table-row>
          <table:table-cell table:style-name="t8.A3" office:value-type="string">
            <text:p text:style-name="P14">Доверительная граница основной относительной погрешности <text:span text:style-name="T51">Δ</text:span><text:span text:style-name="T12">i</text:span>, %</text:p>
          </table:table-cell>
          <table:table-cell table:style-name="t8.B3" office:value-type="string">
            <text:p text:style-name="P13"/>
            <text:p text:style-name="P12"/>
          </table:table-cell>
          <table:table-cell table:style-name="t8.B3" office:value-type="string">
            <text:p text:style-name="P15">$8-n41</text:p>
          </table:table-cell>
          <table:table-cell table:style-name="t8.B3" office:value-type="string">
            <text:p text:style-name="P15">$8-n42</text:p>
          </table:table-cell>
          <table:table-cell table:style-name="t8.B3" office:value-type="string">
            <text:p text:style-name="P15">$8-n43</text:p>
          </table:table-cell>
          <table:table-cell table:style-name="t8.F3" office:value-type="string">
            <text:p text:style-name="P15">$8-n44</text:p>
          </table:table-cell>
        </table:table-row>
        <table:table-row table:style-name="t8.8">
          <table:table-cell table:style-name="t8.A8" office:value-type="string">
            <text:p text:style-name="P43"><text:span text:style-name="T25">Пределосновной </text:span>относительной погрешности ,%</text:p>
          </table:table-cell>
          <table:table-cell table:style-name="t8.B8" office:value-type="string">
            <text:p text:style-name="P13"/>
          </table:table-cell>
          <table:table-cell table:style-name="t8.C8" table:number-columns-spanned="4" office:value-type="string">
            <text:p text:style-name="P13">±<text:span text:style-name="T23">20</text:span>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39"><text:span text:style-name="T13">Блок детектирования </text:span>нейтронного излучения с БДКН-0<text:span text:style-name="T10">2</text:span> № <text:span text:style-name="T13">$bd_num9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3">Плотность потока <text:line-break/>в поверяемой точке <text:span text:style-name="T14"></text:span><text:span text:style-name="T21">0</text:span><text:span text:style-name="T17">i</text:span> ,<text:line-break/>с<text:span text:style-name="T48">-1</text:span>см<text:span text:style-name="T48">-2</text:span></text:p>
          </table:table-cell>
          <table:table-cell table:style-name="t9.B2" office:value-type="string">
            <text:p text:style-name="P12">Фон</text:p>
            <text:p text:style-name="P12"><text:span text:style-name="T10">R=</text:span>2<text:span text:style-name="T10">,0</text:span>м</text:p>
          </table:table-cell>
          <table:table-cell table:style-name="t9.B2" office:value-type="string">
            <text:p text:style-name="P13">ИБН-<text:span text:style-name="T10">8-3</text:span></text:p>
            <text:p text:style-name="P12">№<text:span text:style-name="T10">027</text:span></text:p>
            <text:p text:style-name="P12"><text:span text:style-name="T10">R=2,0</text:span>м</text:p>
            <text:p text:style-name="P49">B(R)=0,600</text:p>
            <text:p text:style-name="P12"><text:span text:style-name="T11"></text:span><text:span text:style-name="T17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9.B2" office:value-type="string">
            <text:p text:style-name="P13">ИБН-<text:span text:style-name="T10">8-6</text:span></text:p>
            <text:p text:style-name="P12">№0<text:span text:style-name="T10">10</text:span></text:p>
            <text:p text:style-name="P12"><text:span text:style-name="T10">R=2,0</text:span>м</text:p>
            <text:p text:style-name="P49">B(R)=0,600</text:p>
            <text:p text:style-name="P12"><text:span text:style-name="T11"></text:span><text:span text:style-name="T17">0i</text:span><text:span text:style-name="T10">=57,</text:span>0</text:p>
            <text:p text:style-name="P12">20-100</text:p>
          </table:table-cell>
          <table:table-cell table:style-name="t9.B2" office:value-type="string">
            <text:p text:style-name="P41">ИБН-8-6</text:p>
            <text:p text:style-name="P40"><text:span text:style-name="T10"><text:s text:c="3"/></text:span>№<text:span text:style-name="T10">010</text:span></text:p>
            <text:p text:style-name="P40"><text:span text:style-name="T10">R=1,0</text:span>м</text:p>
            <text:p text:style-name="P52">B(R)=0,863</text:p>
            <text:p text:style-name="P40"><text:span text:style-name="T11"></text:span><text:span text:style-name="T17">0i</text:span><text:span text:style-name="T10">=235</text:span></text:p>
            <text:p text:style-name="P41">210<text:span text:style-name="T48">2</text:span> - 10<text:span text:style-name="T48">3</text:span></text:p>
          </table:table-cell>
          <table:table-cell table:style-name="t9.F2" office:value-type="string">
            <text:p text:style-name="P41">ИБН-8-6</text:p>
            <text:p text:style-name="P40"><text:span text:style-name="T10"><text:s text:c="3"/></text:span>№<text:span text:style-name="T10">010</text:span></text:p>
            <text:p text:style-name="P40"><text:span text:style-name="T10">R=0,5</text:span>м</text:p>
            <text:p text:style-name="P52">B(R)=0,957</text:p>
            <text:p text:style-name="P40"><text:span text:style-name="T11"></text:span><text:span text:style-name="T17">0i</text:span><text:span text:style-name="T10">=1019</text:span></text:p>
            <text:p text:style-name="P41">210<text:span text:style-name="T48">3</text:span> - 10<text:span text:style-name="T48">4</text:span></text:p>
          </table:table-cell>
        </table:table-row>
        <table:table-row>
          <table:table-cell table:style-name="t9.A3" office:value-type="string">
            <text:p text:style-name="P14">Показания прибора в поверяемой точке <text:s/><text:span text:style-name="T14"></text:span><text:span text:style-name="T21">0</text:span><text:span text:style-name="T17">i</text:span>, с<text:span text:style-name="T48">-1</text:span>см<text:span text:style-name="T48">-2 </text:span><text:span text:style-name="T49">,</text:span>ст, %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5">$9-61</text:p>
            <text:p text:style-name="P15">$9-71</text:p>
            <text:p text:style-name="P15">$9-81</text:p>
          </table:table-cell>
          <table:table-cell table:style-name="t9.B3" office:value-type="string">
            <text:p text:style-name="P15">$9-62</text:p>
            <text:p text:style-name="P15">$9-72</text:p>
            <text:p text:style-name="P15">$9-82</text:p>
          </table:table-cell>
          <table:table-cell table:style-name="t9.B3" office:value-type="string">
            <text:p text:style-name="P15">$9-63</text:p>
            <text:p text:style-name="P15">$9-73</text:p>
            <text:p text:style-name="P15">$9-83</text:p>
          </table:table-cell>
          <table:table-cell table:style-name="t9.F3" office:value-type="string">
            <text:p text:style-name="P15">$9-64</text:p>
            <text:p text:style-name="P15">$9-74</text:p>
            <text:p text:style-name="P15">$9-84</text:p>
          </table:table-cell>
        </table:table-row>
        <table:table-row>
          <table:table-cell table:style-name="t9.A3" office:value-type="string">
            <text:p text:style-name="P14">Среднее значение показаний, <text:span text:style-name="T14"></text:span><text:span text:style-name="T17">i</text:span>, с<text:span text:style-name="T48">-1</text:span>см<text:span text:style-name="T48">-2</text:span></text:p>
          </table:table-cell>
          <table:table-cell table:style-name="t9.B3" office:value-type="string">
            <text:p text:style-name="P15">$9-00</text:p>
          </table:table-cell>
          <table:table-cell table:style-name="t9.B3" office:value-type="string">
            <text:p text:style-name="P15">$9-01</text:p>
          </table:table-cell>
          <table:table-cell table:style-name="t9.B3" office:value-type="string">
            <text:p text:style-name="P15">$9-02</text:p>
          </table:table-cell>
          <table:table-cell table:style-name="t9.B3" office:value-type="string">
            <text:p text:style-name="P15">$9-03</text:p>
          </table:table-cell>
          <table:table-cell table:style-name="t9.F3" office:value-type="string">
            <text:p text:style-name="P15">$9-04</text:p>
          </table:table-cell>
        </table:table-row>
        <table:table-row>
          <table:table-cell table:style-name="t9.A3" office:value-type="string">
            <text:p text:style-name="P14">Результат измерения плотности потока в поверяемой точке</text:p>
            <text:p text:style-name="P45"><text:span text:style-name="T14"></text:span><text:span text:style-name="T18">np</text:span><text:span text:style-name="T17">i</text:span>, <text:span text:style-name="T16">с</text:span><text:span text:style-name="T48">-1</text:span><text:span text:style-name="T16"></text:span><text:span text:style-name="T49">см</text:span><text:span text:style-name="T48">-2</text:span>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5">$9-n21</text:p>
          </table:table-cell>
          <table:table-cell table:style-name="t9.B3" office:value-type="string">
            <text:p text:style-name="P15">$9-n22</text:p>
          </table:table-cell>
          <table:table-cell table:style-name="t9.B3" office:value-type="string">
            <text:p text:style-name="P15">$9-n23</text:p>
          </table:table-cell>
          <table:table-cell table:style-name="t9.F3" office:value-type="string">
            <text:p text:style-name="P15">$9-n24</text:p>
          </table:table-cell>
        </table:table-row>
        <table:table-row>
          <table:table-cell table:style-name="t9.A3" office:value-type="string">
            <text:p text:style-name="P14">Основная относительная погрешность измерения, <text:span text:style-name="T51">Δ</text:span><text:span text:style-name="T12">i</text:span>%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5">$9-n31</text:p>
          </table:table-cell>
          <table:table-cell table:style-name="t9.B3" office:value-type="string">
            <text:p text:style-name="P15">$9-n32</text:p>
          </table:table-cell>
          <table:table-cell table:style-name="t9.B3" office:value-type="string">
            <text:p text:style-name="P15">$9-n33</text:p>
          </table:table-cell>
          <table:table-cell table:style-name="t9.F3" office:value-type="string">
            <text:p text:style-name="P15">$9-n34</text:p>
          </table:table-cell>
        </table:table-row>
        <table:table-row>
          <table:table-cell table:style-name="t9.A3" office:value-type="string">
            <text:p text:style-name="P14">Доверительная граница основной относительной погрешности <text:span text:style-name="T51">Δ</text:span><text:span text:style-name="T12">i</text:span>, %</text:p>
          </table:table-cell>
          <table:table-cell table:style-name="t9.B3" office:value-type="string">
            <text:p text:style-name="P13"/>
            <text:p text:style-name="P12"/>
          </table:table-cell>
          <table:table-cell table:style-name="t9.B3" office:value-type="string">
            <text:p text:style-name="P15">$9-n41</text:p>
          </table:table-cell>
          <table:table-cell table:style-name="t9.B3" office:value-type="string">
            <text:p text:style-name="P15">$9-n42</text:p>
          </table:table-cell>
          <table:table-cell table:style-name="t9.B3" office:value-type="string">
            <text:p text:style-name="P15">$9-n43</text:p>
          </table:table-cell>
          <table:table-cell table:style-name="t9.F3" office:value-type="string">
            <text:p text:style-name="P15">$9-n44</text:p>
          </table:table-cell>
        </table:table-row>
        <table:table-row table:style-name="t9.8">
          <table:table-cell table:style-name="t9.A8" office:value-type="string">
            <text:p text:style-name="P43"><text:span text:style-name="T25">Пределосновной </text:span>относительной погрешности ,%</text:p>
          </table:table-cell>
          <table:table-cell table:style-name="t9.B8" office:value-type="string">
            <text:p text:style-name="P13"/>
          </table:table-cell>
          <table:table-cell table:style-name="t9.C8" table:number-columns-spanned="4" office:value-type="string">
            <text:p text:style-name="P13">±<text:span text:style-name="T23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39"><text:span text:style-name="T13">Блок детектирования </text:span>нейтронного излучения с БДКН-0<text:span text:style-name="T10">2</text:span> № <text:span text:style-name="T13">$bd_num10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3">Плотность потока <text:line-break/>в поверяемой точке <text:span text:style-name="T14"></text:span><text:span text:style-name="T21">0</text:span><text:span text:style-name="T17">i</text:span> ,<text:line-break/>с<text:span text:style-name="T48">-1</text:span>см<text:span text:style-name="T48">-2</text:span></text:p>
          </table:table-cell>
          <table:table-cell table:style-name="t10.B2" office:value-type="string">
            <text:p text:style-name="P12">Фон</text:p>
            <text:p text:style-name="P12"><text:span text:style-name="T10">R=</text:span>2<text:span text:style-name="T10">,0</text:span>м</text:p>
          </table:table-cell>
          <table:table-cell table:style-name="t10.B2" office:value-type="string">
            <text:p text:style-name="P13">ИБН-<text:span text:style-name="T10">8-3</text:span></text:p>
            <text:p text:style-name="P12">№<text:span text:style-name="T10">027</text:span></text:p>
            <text:p text:style-name="P12"><text:span text:style-name="T10">R=2,0</text:span>м</text:p>
            <text:p text:style-name="P49">B(R)=0,600</text:p>
            <text:p text:style-name="P12"><text:span text:style-name="T11"></text:span><text:span text:style-name="T17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10.B2" office:value-type="string">
            <text:p text:style-name="P13">ИБН-<text:span text:style-name="T10">8-6</text:span></text:p>
            <text:p text:style-name="P12">№0<text:span text:style-name="T10">10</text:span></text:p>
            <text:p text:style-name="P12"><text:span text:style-name="T10">R=2,0</text:span>м</text:p>
            <text:p text:style-name="P49">B(R)=0,600</text:p>
            <text:p text:style-name="P12"><text:span text:style-name="T11"></text:span><text:span text:style-name="T17">0i</text:span><text:span text:style-name="T10">=57,</text:span>0</text:p>
            <text:p text:style-name="P12">20-100</text:p>
          </table:table-cell>
          <table:table-cell table:style-name="t10.B2" office:value-type="string">
            <text:p text:style-name="P41">ИБН-8-6</text:p>
            <text:p text:style-name="P40"><text:span text:style-name="T10"><text:s text:c="3"/></text:span>№<text:span text:style-name="T10">010</text:span></text:p>
            <text:p text:style-name="P40"><text:span text:style-name="T10">R=1,0</text:span>м</text:p>
            <text:p text:style-name="P52">B(R)=0,863</text:p>
            <text:p text:style-name="P40"><text:span text:style-name="T11"></text:span><text:span text:style-name="T17">0i</text:span><text:span text:style-name="T10">=235</text:span></text:p>
            <text:p text:style-name="P41">210<text:span text:style-name="T48">2</text:span> - 10<text:span text:style-name="T48">3</text:span></text:p>
          </table:table-cell>
          <table:table-cell table:style-name="t10.F2" office:value-type="string">
            <text:p text:style-name="P41">ИБН-8-6</text:p>
            <text:p text:style-name="P40"><text:span text:style-name="T10"><text:s text:c="3"/></text:span>№<text:span text:style-name="T10">010</text:span></text:p>
            <text:p text:style-name="P40"><text:span text:style-name="T10">R=0,5</text:span>м</text:p>
            <text:p text:style-name="P52">B(R)=0,957</text:p>
            <text:p text:style-name="P40"><text:span text:style-name="T11"></text:span><text:span text:style-name="T17">0i</text:span><text:span text:style-name="T10">=1019</text:span></text:p>
            <text:p text:style-name="P41">210<text:span text:style-name="T48">3</text:span> - 10<text:span text:style-name="T48">4</text:span></text:p>
          </table:table-cell>
        </table:table-row>
        <table:table-row>
          <table:table-cell table:style-name="t10.A3" office:value-type="string">
            <text:p text:style-name="P14">Показания прибора в поверяемой точке <text:s/><text:span text:style-name="T14"></text:span><text:span text:style-name="T21">0</text:span><text:span text:style-name="T17">i</text:span>, с<text:span text:style-name="T48">-1</text:span>см<text:span text:style-name="T48">-2 </text:span><text:span text:style-name="T49">,</text:span>ст, 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61</text:p>
            <text:p text:style-name="P15">$10-71</text:p>
            <text:p text:style-name="P15">$10-81</text:p>
          </table:table-cell>
          <table:table-cell table:style-name="t10.B3" office:value-type="string">
            <text:p text:style-name="P15">$10-62</text:p>
            <text:p text:style-name="P15">$10-72</text:p>
            <text:p text:style-name="P15">$10-82</text:p>
          </table:table-cell>
          <table:table-cell table:style-name="t10.B3" office:value-type="string">
            <text:p text:style-name="P15">$10-63</text:p>
            <text:p text:style-name="P15">$10-73</text:p>
            <text:p text:style-name="P15">$10-83</text:p>
          </table:table-cell>
          <table:table-cell table:style-name="t10.F3" office:value-type="string">
            <text:p text:style-name="P15">$10-64</text:p>
            <text:p text:style-name="P15">$10-74</text:p>
            <text:p text:style-name="P15">$10-84</text:p>
          </table:table-cell>
        </table:table-row>
        <table:table-row>
          <table:table-cell table:style-name="t10.A3" office:value-type="string">
            <text:p text:style-name="P14">Среднее значение показаний, <text:span text:style-name="T14"></text:span><text:span text:style-name="T17">i</text:span>, с<text:span text:style-name="T48">-1</text:span>см<text:span text:style-name="T48">-2</text:span></text:p>
          </table:table-cell>
          <table:table-cell table:style-name="t10.B3" office:value-type="string">
            <text:p text:style-name="P15">$10-00</text:p>
          </table:table-cell>
          <table:table-cell table:style-name="t10.B3" office:value-type="string">
            <text:p text:style-name="P15">$10-01</text:p>
          </table:table-cell>
          <table:table-cell table:style-name="t10.B3" office:value-type="string">
            <text:p text:style-name="P15">$10-02</text:p>
          </table:table-cell>
          <table:table-cell table:style-name="t10.B3" office:value-type="string">
            <text:p text:style-name="P15">$10-03</text:p>
          </table:table-cell>
          <table:table-cell table:style-name="t10.F3" office:value-type="string">
            <text:p text:style-name="P15">$10-04</text:p>
          </table:table-cell>
        </table:table-row>
        <table:table-row>
          <table:table-cell table:style-name="t10.A3" office:value-type="string">
            <text:p text:style-name="P14">Результат измерения плотности потока в поверяемой точке</text:p>
            <text:p text:style-name="P45"><text:span text:style-name="T14"></text:span><text:span text:style-name="T18">np</text:span><text:span text:style-name="T17">i</text:span>, <text:span text:style-name="T16">с</text:span><text:span text:style-name="T48">-1</text:span><text:span text:style-name="T16"></text:span><text:span text:style-name="T49">см</text:span><text:span text:style-name="T48">-2</text:span>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21</text:p>
          </table:table-cell>
          <table:table-cell table:style-name="t10.B3" office:value-type="string">
            <text:p text:style-name="P15">$10-n22</text:p>
          </table:table-cell>
          <table:table-cell table:style-name="t10.B3" office:value-type="string">
            <text:p text:style-name="P15">$10-n23</text:p>
          </table:table-cell>
          <table:table-cell table:style-name="t10.F3" office:value-type="string">
            <text:p text:style-name="P15">$10-n24</text:p>
          </table:table-cell>
        </table:table-row>
        <table:table-row>
          <table:table-cell table:style-name="t10.A3" office:value-type="string">
            <text:p text:style-name="P14">Основная относительная погрешность измерения, <text:span text:style-name="T51">Δ</text:span><text:span text:style-name="T12">i</text:span>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31</text:p>
          </table:table-cell>
          <table:table-cell table:style-name="t10.B3" office:value-type="string">
            <text:p text:style-name="P15">$10-n32</text:p>
          </table:table-cell>
          <table:table-cell table:style-name="t10.B3" office:value-type="string">
            <text:p text:style-name="P15">$10-n33</text:p>
          </table:table-cell>
          <table:table-cell table:style-name="t10.F3" office:value-type="string">
            <text:p text:style-name="P15">$10-n34</text:p>
          </table:table-cell>
        </table:table-row>
        <table:table-row>
          <table:table-cell table:style-name="t10.A3" office:value-type="string">
            <text:p text:style-name="P14">Доверительная граница основной относительной погрешности <text:span text:style-name="T51">Δ</text:span><text:span text:style-name="T12">i</text:span>, %</text:p>
          </table:table-cell>
          <table:table-cell table:style-name="t10.B3" office:value-type="string">
            <text:p text:style-name="P13"/>
            <text:p text:style-name="P12"/>
          </table:table-cell>
          <table:table-cell table:style-name="t10.B3" office:value-type="string">
            <text:p text:style-name="P15">$10-n41</text:p>
          </table:table-cell>
          <table:table-cell table:style-name="t10.B3" office:value-type="string">
            <text:p text:style-name="P15">$10-n42</text:p>
          </table:table-cell>
          <table:table-cell table:style-name="t10.B3" office:value-type="string">
            <text:p text:style-name="P15">$10-n43</text:p>
          </table:table-cell>
          <table:table-cell table:style-name="t10.F3" office:value-type="string">
            <text:p text:style-name="P15">$10-n44</text:p>
          </table:table-cell>
        </table:table-row>
        <table:table-row table:style-name="t10.8">
          <table:table-cell table:style-name="t10.A8" office:value-type="string">
            <text:p text:style-name="P43"><text:span text:style-name="T25">Пределосновной </text:span>относительной погрешности ,%</text:p>
          </table:table-cell>
          <table:table-cell table:style-name="t10.B8" office:value-type="string">
            <text:p text:style-name="P13"/>
          </table:table-cell>
          <table:table-cell table:style-name="t10.C8" table:number-columns-spanned="4" office:value-type="string">
            <text:p text:style-name="P13">±<text:span text:style-name="T23">20</text:span></text:p>
          </table:table-cell>
          <table:covered-table-cell/>
          <table:covered-table-cell/>
          <table:covered-table-cell/>
        </table:table-row>
      </table:table>
      <text:p text:style-name="P25"/>
      <text:p text:style-name="P2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6">Проверку произвел:</text:p>
          </table:table-cell>
          <table:table-cell table:style-name="Таблица1.A1" office:value-type="string">
            <text:p text:style-name="P27">$calibratedBy</text:p>
          </table:table-cell>
          <table:table-cell table:style-name="Таблица1.A1" office:value-type="string">
            <text:p text:style-name="P32"><text:s text:c="36"/></text:p>
          </table:table-cell>
        </table:table-row>
        <table:table-row>
          <table:table-cell table:style-name="Таблица1.A2" office:value-type="string">
            <text:p text:style-name="P31"/>
          </table:table-cell>
          <table:table-cell table:style-name="Таблица1.A2" office:value-type="string">
            <text:p text:style-name="P31"/>
          </table:table-cell>
          <table:table-cell table:style-name="Таблица1.C2" office:value-type="string">
            <text:p text:style-name="P29">(<text:span text:style-name="T26">подпись</text:span>)</text:p>
          </table:table-cell>
        </table:table-row>
        <table:table-row>
          <table:table-cell table:style-name="Таблица1.A1" office:value-type="string">
            <text:p text:style-name="P26">Технический контроль: </text:p>
          </table:table-cell>
          <table:table-cell table:style-name="Таблица1.A1" office:value-type="string">
            <text:p text:style-name="P28">$controlledBy</text:p>
          </table:table-cell>
          <table:table-cell table:style-name="Таблица1.A1" office:value-type="string">
            <text:p text:style-name="P32"><text:s text:c="36"/></text:p>
          </table:table-cell>
        </table:table-row>
        <table:table-row>
          <table:table-cell table:style-name="Таблица1.A2" office:value-type="string">
            <text:p text:style-name="P31"/>
          </table:table-cell>
          <table:table-cell table:style-name="Таблица1.B4" office:value-type="string">
            <text:p text:style-name="P31"/>
          </table:table-cell>
          <table:table-cell table:style-name="Таблица1.C2" office:value-type="string">
            <text:p text:style-name="P29">(<text:span text:style-name="T26">подпись</text:span>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67in" draw:visible-area-height="1.8472in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17in" fo:margin-right="0.7992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5925in" svg:y="-0.6071in" svg:width="7.9016in" svg:height="1.8008in" draw:z-index="0"><draw:object-ole xlink:href="./Object 1" xlink:type="simple" xlink:show="embed" xlink:actuate="onLoad"/><draw:image xlink:href="./ObjectReplacements/Object 1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20T16:49:24.15</dc:date>
    <meta:print-date>2019-04-03T15:18:00</meta:print-date>
    <meta:editing-cycles>147</meta:editing-cycles>
    <meta:editing-duration>PT9H19M36S</meta:editing-duration>
    <meta:generator>OpenOffice/4.1.6$Win32 OpenOffice.org_project/416m1$Build-9790</meta:generator>
    <meta:document-statistic meta:table-count="11" meta:image-count="0" meta:object-count="1" meta:page-count="6" meta:paragraph-count="676" meta:word-count="1497" meta:character-count="8542"/>
  </office:meta>
</office:document-meta>
</file>